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3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33" style:family="table-cell" style:parent-style-name="Default">
      <style:table-cell-properties fo:background-color="transparent"/>
    </style:style>
    <style:style style:name="ce344" style:family="table-cell" style:parent-style-name="Default">
      <style:table-cell-properties fo:wrap-option="wrap"/>
    </style:style>
    <style:style style:name="ce349" style:family="table-cell" style:parent-style-name="Default">
      <style:text-properties style:font-name="Consolas"/>
    </style:style>
    <style:style style:name="ce388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396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8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9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2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3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6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0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2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3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4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5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7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8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9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2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1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3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3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4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5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529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535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7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7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258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259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26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" style:family="table-cell" style:parent-style-name="Default" style:data-style-name="N3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4" style:family="table-cell" style:parent-style-name="Default" style:data-style-name="N10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" style:family="table-cell" style:parent-style-name="Default" style:data-style-name="N4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1" style:family="table-cell" style:parent-style-name="Default" style:data-style-name="N119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1" style:family="table-cell" style:parent-style-name="Default" style:data-style-name="N11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75" style:family="table-cell" style:parent-style-name="Default">
      <style:table-cell-properties fo:wrap-option="wrap"/>
    </style:style>
    <style:style style:name="ce176" style:family="table-cell" style:parent-style-name="Default" style:data-style-name="N10">
      <style:table-cell-properties fo:wrap-option="wrap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280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21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22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23" style:family="table-cell" style:parent-style-name="Default">
      <style:text-properties fo:font-style="italic" style:font-style-asian="italic" style:font-style-complex="italic"/>
    </style:style>
    <style:style style:name="ce324" style:family="table-cell" style:parent-style-name="Default">
      <style:table-cell-properties fo:border-bottom="none" fo:border-left="0.74pt solid #000000" fo:border-right="none" fo:border-top="none"/>
    </style:style>
    <style:style style:name="ce32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29" style:family="table-cell" style:parent-style-name="Accent_20_1">
      <style:table-cell-properties fo:border-bottom="none" fo:border-left="none" fo:border-right="0.74pt solid #000000" fo:border-top="none"/>
    </style:style>
    <style:style style:name="ce330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3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332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4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5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6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7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9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0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1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2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3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5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6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7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8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3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6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7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9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0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1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3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4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5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6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7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8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9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0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1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2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3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4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5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6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7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8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9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0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1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2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3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4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5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6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7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5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8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9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6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7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4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5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6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7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8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9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0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1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2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3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4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5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6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7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8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9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611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2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3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4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5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6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7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8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9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0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1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2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3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4" style:family="table-cell" style:parent-style-name="Default" style:data-style-name="N3">
      <style:table-cell-properties fo:background-color="#ffff00" fo:border="none"/>
    </style:style>
    <style:style style:name="ce625" style:family="table-cell" style:parent-style-name="Default" style:data-style-name="N115">
      <style:table-cell-properties fo:background-color="#ffff00" fo:border="none"/>
    </style:style>
    <style:style style:name="ce626" style:family="table-cell" style:parent-style-name="Default" style:data-style-name="N0">
      <style:table-cell-properties fo:background-color="#ffff00" fo:border="none"/>
    </style:style>
    <style:style style:name="ce627" style:family="table-cell" style:parent-style-name="Default">
      <style:table-cell-properties fo:background-color="#ffff00" fo:border="none"/>
    </style:style>
    <style:style style:name="ce628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9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0" style:family="table-cell" style:parent-style-name="Default">
      <style:table-cell-properties fo:background-color="#ffff00"/>
    </style:style>
    <style:style style:name="ce631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2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3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4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5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6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8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9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0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1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2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3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4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5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6" style:family="table-cell" style:parent-style-name="Default" style:data-style-name="N4">
      <style:table-cell-properties fo:background-color="#eeeeee"/>
    </style:style>
    <style:style style:name="ce647" style:family="table-cell" style:parent-style-name="Default">
      <style:table-cell-properties fo:background-color="#eeeeee"/>
    </style:style>
    <style:style style:name="ce648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9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0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1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2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3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4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5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7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8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9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0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1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2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3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4" style:family="table-cell" style:parent-style-name="Default" style:data-style-name="N4">
      <style:table-cell-properties fo:background-color="transparent"/>
    </style:style>
    <style:style style:name="ce665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6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7" style:family="table-cell" style:parent-style-name="Default" style:data-style-name="N3">
      <style:table-cell-properties fo:background-color="transparent"/>
    </style:style>
    <style:style style:name="ce668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669" style:family="table-cell" style:parent-style-name="Default" style:data-style-name="N0">
      <style:table-cell-properties fo:background-color="transparent"/>
    </style:style>
    <style:style style:name="ce670" style:family="table-cell" style:parent-style-name="Default" style:data-style-name="N115">
      <style:table-cell-properties fo:background-color="transparent"/>
    </style:style>
    <style:style style:name="ce671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2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3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5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7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79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0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1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3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4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5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686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7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689" style:family="table-cell" style:parent-style-name="Default" style:data-style-name="N115">
      <style:text-properties fo:font-weight="bold" style:font-weight-asian="bold" style:font-weight-complex="bold"/>
    </style:style>
    <style:style style:name="ce690" style:family="table-cell" style:parent-style-name="Default" style:data-style-name="N4"/>
    <style:style style:name="ce691" style:family="table-cell" style:parent-style-name="Default" style:data-style-name="N3"/>
    <style:style style:name="ce692" style:family="table-cell" style:parent-style-name="Default" style:data-style-name="N0"/>
    <style:style style:name="ce693" style:family="table-cell" style:parent-style-name="Default" style:data-style-name="N115"/>
    <style:style style:name="ce694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6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8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9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0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1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2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3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4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6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7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8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9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0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1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2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3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714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5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6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7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8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9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2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ff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33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57"/>
        <table:table-column table:style-name="co1" table:default-cell-style-name="ce258"/>
        <table:table-column table:style-name="co1" table:default-cell-style-name="ce257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257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59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18" table:number-columns-repeated="2" table:default-cell-style-name="Default"/>
        <table:table-column table:style-name="co19" table:number-columns-repeated="3" table:default-cell-style-name="Default"/>
        <table:table-column table:style-name="co19" table:default-cell-style-name="ce6"/>
        <table:table-column table:style-name="co20" table:default-cell-style-name="ce275"/>
        <table:table-column table:style-name="co7" table:default-cell-style-name="ce280"/>
        <table:table-column table:style-name="co1" table:default-cell-style-name="ce74"/>
        <table:table-column table:style-name="co21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do_not_print 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K6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K11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L12]*[.L13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K12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L4]+Q)/([.L15]*[.L5]*[.L14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4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6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K18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L18]&gt;[.L1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L17]&lt;=[.L8];[.L17]&gt;=[.L7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L17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L17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L30]+2*[.L31]+2*[.L32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L27]/[.L26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1" table:formula="of:=IF(AND([.L28] &lt;= 5; [.L28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K30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L26]-2*[.L31]-2*[.L32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L17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L33]*([.L34]+[.L35]+[.L36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K33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L17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</text:p>
          </table:table-cell>
          <table:table-cell office:value-type="string" calcext:value-type="string">
            <text:p>\frac{#1 \x #2}{#3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L5] / PI() / ([.L26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K35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L6]-2*3*[.L26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L6]+2*3*[.L26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L13]/[.L33]/[.L41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275" table:formula="of:=[.I39]" office:value-type="string" office:string-value="мм" calcext:value-type="string">
            <text:p>мм</text:p>
          </table:table-cell>
          <table:table-cell table:style-name="ce275" table:formula="of:=[.J39]" office:value-type="string" office:string-value="\delta_\text{бар}" calcext:value-type="string">
            <text:p>\delta_\text{бар}</text:p>
          </table:table-cell>
          <table:table-cell table:style-name="ce275" table:formula="of:=[.K39]" office:value-type="string" office:string-value="delta_bar" calcext:value-type="string">
            <text:p>delta_bar</text:p>
          </table:table-cell>
          <table:table-cell table:style-name="ce275" table:formula="of:=ROUND([.L39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(\frac{\pi}{4} \cdot (#2 ^2 - (#2 - 2 \x #3)^2)) \cdot \frac{7850}{10^9} \cdot 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L27]*(PI()/4*([.L26]^2 - ([.L26]-2*[.L40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L51]*[.L46]*[.L47]*[.L48]*[.L49]*[.L50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7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7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L4])*V_p/60 / 1000 / [.L52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\pi \x #1 \x #2}{#3 \x #4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L26]/1000*[.L55]/V_p/[.L5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6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L26]/2+50+[.L58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L26]-2*[.L68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I56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L70]*([.L74]*[.L75]/[.L76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7">
          <table:table-cell table:number-columns-repeated="5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I66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L4])*(g+[.L71])*[.L26]/1000 / 2 / [.L5] / [.L14] / [.L73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L72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2"/>
          <table:table-cell table:style-name="ce51" table:formula="of:=[.D76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L77]*[.L78]*[.L79]*[.L80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9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\pi \x #3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L5]/PI()/[.L26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L82]-[.L63])/[.L63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L86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L83]&lt;=[.L65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L84]&gt;=[.L64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\pi \x #1 \x #2}{#3 \x #4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L55]*2*PI()*[.L26]/1000/2/[.L5]/[.L82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4">Муфты (</text:span><text:span text:style-name="T15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264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264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64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I57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264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264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I5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64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L101]*[.L102]*[.L103]*[.L104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7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I100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L4])*g*[.L26]/1000 / 2 / [.L5]/[.L82] / [.L52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L95]&gt;[.L100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L110]*[.L111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I109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L4]) *[.L26]/1000 *[.L52]/(2*[.L5]*[.L82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I111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L98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L97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formula="of:=COM.MICROSOFT.TEXTJOIN(&quot; &quot;; TRUE(); &quot;подходит ли по моменту&quot;; [.L117])" office:value-type="string" office:string-value="подходит ли по моменту ДА" calcext:value-type="string">
            <text:p>подходит ли по моменту ДА</text:p>
          </table:table-cell>
          <table:table-cell table:number-columns-repeated="4"/>
          <table:table-cell table:formula="of:=IF([.L114]&gt;=[.L109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6376"/>
        </table:table-row>
        <table:table-row table:style-name="ro1">
          <table:table-cell table:number-columns-repeated="5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\pi \x #1 \x \left( #2 \x #3 + (#4 + #5) \x \left( \dfrac{#6}{2 \x #7 \x #8} \right)^2 \x \dfrac{1}{#9} \right)}{#10 - #11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L55]/60*([.L128]*[.L129]+(Q+[.L4])*([.L26]/1000/2/[.L5]/[.L82])^2/[.L52])/([.L122]-[.L126])" office:value-type="float" office:value="1.36193616132199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I123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L123]*[.L124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I114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L54]*1000/(2*PI()*[.L55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L4])*[.L26]/1000/[.L52]/(2*[.L5]*[.L82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I96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L57]+[.L96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46">
          <table:table-cell table:number-columns-repeated="16382"/>
        </table:table-row>
        <table:table-row table:style-name="ro1">
          <table:table-cell table:number-columns-repeated="16382"/>
        </table:table-row>
        <table:named-expressions>
          <table:named-range table:name="everything" table:base-cell-address="$sh1.$B$1" table:cell-range-address="$sh1.$F:.$ALO"/>
        </table:named-expressions>
        <calcext:conditional-formats>
          <calcext:conditional-format calcext:target-range-address="sh1.M2:sh1.ALO94 sh1.B23:sh1.D24 sh1.B27:sh1.D28 sh1.B46:sh1.D49 sh1.B51:sh1.D52 sh1.F2:sh1.F120 sh1.I41:sh1.L94 sh1.I95:sh1.ALO99 sh1.I100:sh1.J104 sh1.L100:sh1.ALO104 sh1.I2:sh1.K7 sh1.F122:sh1.F1048576 sh1.I105:sh1.ALO1048576 sh1.I2:sh1.I39 sh1.J8:sh1.J39 sh1.K2:sh1.L39">
            <calcext:condition calcext:apply-style-name="Good" calcext:value="=&quot;ДА&quot;" calcext:base-cell-address="sh1.B2"/>
            <calcext:condition calcext:apply-style-name="Bad" calcext:value="=&quot;НЕТ&quot;" calcext:base-cell-address="sh1.B2"/>
            <calcext:condition calcext:apply-style-name="Footnote" calcext:value="is-error" calcext:base-cell-address="sh1.B2"/>
          </calcext:conditional-format>
        </calcext:conditional-formats>
      </table:table>
      <table:table table:name="sh2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ce324"/>
        <table:table-column table:style-name="co11" table:default-cell-style-name="ce329"/>
        <table:table-column table:style-name="co9" table:default-cell-style-name="ce321"/>
        <table:table-column table:style-name="co12" table:default-cell-style-name="ce351"/>
        <table:table-column table:style-name="co13" table:default-cell-style-name="ce348"/>
        <table:table-column table:style-name="co14" table:default-cell-style-name="ce387"/>
        <table:table-column table:style-name="co15" table:default-cell-style-name="ce387"/>
        <table:table-column table:style-name="co16" table:default-cell-style-name="ce387"/>
        <table:table-column table:style-name="co15" table:default-cell-style-name="ce321"/>
        <table:table-column table:style-name="co7" table:default-cell-style-name="ce611"/>
        <table:table-column table:style-name="co7" table:default-cell-style-name="ce639"/>
        <table:table-column table:style-name="co7" table:default-cell-style-name="ce649"/>
        <table:table-column table:style-name="co7" table:number-columns-repeated="2" table:default-cell-style-name="ce679"/>
        <table:table-column table:style-name="co7" table:default-cell-style-name="ce706"/>
        <table:table-column table:style-name="co7" table:default-cell-style-name="Default"/>
        <table:table-column table:style-name="co1" table:number-columns-repeated="1014" table:default-cell-style-name="ce321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31"/>
          <table:table-cell table:style-name="ce350"/>
          <table:table-cell table:style-name="ce275" office:value-type="string" calcext:value-type="string">
            <text:p>description</text:p>
          </table:table-cell>
          <table:table-cell table:style-name="ce280" office:value-type="string" calcext:value-type="string">
            <text:p>tex_equation</text:p>
          </table:table-cell>
          <table:table-cell table:style-name="ce280" office:value-type="string" calcext:value-type="string">
            <text:p>unit_texput</text:p>
          </table:table-cell>
          <table:table-cell table:style-name="ce280" office:value-type="string" calcext:value-type="string">
            <text:p>texput</text:p>
          </table:table-cell>
          <table:table-cell table:style-name="Default"/>
          <table:table-cell table:style-name="ce610" office:value-type="string" calcext:value-type="string">
            <text:p>data</text:p>
          </table:table-cell>
          <table:table-cell table:style-name="Default" table:number-columns-repeated="2"/>
          <table:table-cell table:style-name="ce678"/>
          <table:table-cell table:style-name="ce697"/>
          <table:table-cell table:style-name="ce678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332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I4]" office:value-type="string" office:string-value="кг" calcext:value-type="string">
            <text:p>кг</text:p>
          </table:table-cell>
          <table:table-cell table:formula="of:=[$sh1.J4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332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334"/>
          <table:table-cell table:style-name="ce352" office:value-type="string" calcext:value-type="string">
            <text:p>Макс. статическая нагрузка на колесо, Н</text:p>
          </table:table-cell>
          <table:table-cell table:style-name="ce368" office:value-type="string" calcext:value-type="string">
            <text:p>максимальная статическая нагрузка на колесо</text:p>
          </table:table-cell>
          <table:table-cell table:style-name="ce401" office:value-type="string" calcext:value-type="string">
            <text:p>\frac{#1 + #2}{#3} \cdot #4</text:p>
          </table:table-cell>
          <table:table-cell table:style-name="ce401" office:value-type="string" calcext:value-type="string">
            <text:p>Н</text:p>
          </table:table-cell>
          <table:table-cell table:style-name="ce401" office:value-type="string" calcext:value-type="string">
            <text:p>P_\text{к.max}</text:p>
          </table:table-cell>
          <table:table-cell table:style-name="ce334" office:value-type="string" calcext:value-type="string">
            <text:p>P_kol_max</text:p>
          </table:table-cell>
          <table:table-cell table:style-name="ce612" table:formula="of:=ORG.LIBREOFFICE.ROUNDSIG(([.L11]+[.L12])/[.L13]*[.L15]; 3)" office:value-type="float" office:value="150000" calcext:value-type="float">
            <text:p>150 000</text:p>
          </table:table-cell>
          <table:table-cell table:style-name="ce640" table:formula="of:=([.M11]+[.M12])/[.M13]*[.M15]" office:value-type="float" office:value="150384.6513" calcext:value-type="float">
            <text:p>150 385</text:p>
          </table:table-cell>
          <table:table-cell table:style-name="ce658" table:formula="of:=([.N11]+[.N12])/[.N13]*[.N15]" office:value-type="float" office:value="150384.6513" calcext:value-type="float">
            <text:p>150 385</text:p>
          </table:table-cell>
          <table:table-cell table:style-name="ce680" table:formula="of:=([.O11]+[.O12])/[.O13]*[.O15]" office:value-type="float" office:value="150384.6513" calcext:value-type="float">
            <text:p>150 385</text:p>
          </table:table-cell>
          <table:table-cell table:style-name="ce680" table:formula="of:=([.P11]+[.P12])/[.P13]*[.P15]" office:value-type="float" office:value="150384.6513" calcext:value-type="float">
            <text:p>150 385</text:p>
          </table:table-cell>
          <table:table-cell table:style-name="ce707" table:formula="of:=([.Q11]+[.Q12])/[.Q13]*[.Q15]" office:value-type="float" office:value="150384.6513" calcext:value-type="float">
            <text:p>150 385</text:p>
          </table:table-cell>
          <table:table-cell/>
          <table:table-cell table:style-name="ce334" table:number-columns-repeated="1013"/>
          <table:table-cell/>
        </table:table-row>
        <table:table-row table:style-name="ro8">
          <table:table-cell table:style-name="ce321"/>
          <table:table-cell table:number-columns-repeated="3"/>
          <table:table-cell table:style-name="ce335"/>
          <table:table-cell table:style-name="ce353" office:value-type="string" calcext:value-type="string">
            <text:p>Вес груза, Н</text:p>
          </table:table-cell>
          <table:table-cell table:style-name="ce369" office:value-type="string" calcext:value-type="string">
            <text:p>вес груза</text:p>
          </table:table-cell>
          <table:table-cell table:style-name="ce555" office:value-type="string" calcext:value-type="string">
            <text:p>#1 \x (#2 + #3)</text:p>
          </table:table-cell>
          <table:table-cell table:style-name="ce555" office:value-type="string" calcext:value-type="string">
            <text:p>Н</text:p>
          </table:table-cell>
          <table:table-cell table:style-name="ce555" office:value-type="string" calcext:value-type="string">
            <text:p>G_\text{гр}</text:p>
          </table:table-cell>
          <table:table-cell table:style-name="ce335" office:value-type="string" calcext:value-type="string">
            <text:p>G_g</text:p>
          </table:table-cell>
          <table:table-cell table:style-name="ce613" table:formula="of:=ORG.LIBREOFFICE.ROUNDSIG(g*(Q+[.L3]); 3)" office:value-type="float" office:value="402000" calcext:value-type="float">
            <text:p>402 000</text:p>
          </table:table-cell>
          <table:table-cell table:style-name="ce641" table:formula="of:=g*(Q+[.M3])" office:value-type="float" office:value="402366.96" calcext:value-type="float">
            <text:p>402 367</text:p>
          </table:table-cell>
          <table:table-cell table:style-name="ce659" table:formula="of:=g*(Q+[.N3])" office:value-type="float" office:value="402366.96" calcext:value-type="float">
            <text:p>402 367</text:p>
          </table:table-cell>
          <table:table-cell table:style-name="ce681" table:formula="of:=g*(Q+[.O3])" office:value-type="float" office:value="402366.96" calcext:value-type="float">
            <text:p>402 367</text:p>
          </table:table-cell>
          <table:table-cell table:style-name="ce681" table:formula="of:=g*(Q+[.P3])" office:value-type="float" office:value="402366.96" calcext:value-type="float">
            <text:p>402 367</text:p>
          </table:table-cell>
          <table:table-cell table:style-name="ce708" table:formula="of:=g*(Q+[.Q3])" office:value-type="float" office:value="402366.96" calcext:value-type="float">
            <text:p>402 367</text:p>
          </table:table-cell>
          <table:table-cell/>
          <table:table-cell table:style-name="ce335" table:number-columns-repeated="1013"/>
          <table:table-cell/>
        </table:table-row>
        <table:table-row table:style-name="ro8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335"/>
          <table:table-cell table:style-name="ce353" office:value-type="string" calcext:value-type="string">
            <text:p>Вес тележки, Н</text:p>
          </table:table-cell>
          <table:table-cell table:style-name="ce369" office:value-type="string" calcext:value-type="string">
            <text:p>вес тележки (при ГРР 2М)</text:p>
          </table:table-cell>
          <table:table-cell table:style-name="ce555" office:value-type="string" calcext:value-type="string">
            <text:p>0,3 \x #1</text:p>
          </table:table-cell>
          <table:table-cell table:style-name="ce555" office:value-type="string" calcext:value-type="string">
            <text:p>Н</text:p>
          </table:table-cell>
          <table:table-cell table:style-name="ce555" office:value-type="string" calcext:value-type="string">
            <text:p>G_\text{т}</text:p>
          </table:table-cell>
          <table:table-cell table:style-name="ce335" office:value-type="string" calcext:value-type="string">
            <text:p>G_t</text:p>
          </table:table-cell>
          <table:table-cell table:style-name="ce613" table:formula="of:=ORG.LIBREOFFICE.ROUNDSIG(0.3*[.L11]; 3)" office:value-type="float" office:value="121000" calcext:value-type="float">
            <text:p>121 000</text:p>
          </table:table-cell>
          <table:table-cell table:style-name="ce641" table:formula="of:=0.3*[.M11]" office:value-type="float" office:value="120710.088" calcext:value-type="float">
            <text:p>120 710</text:p>
          </table:table-cell>
          <table:table-cell table:style-name="ce659" table:formula="of:=0.3*[.N11]" office:value-type="float" office:value="120710.088" calcext:value-type="float">
            <text:p>120 710</text:p>
          </table:table-cell>
          <table:table-cell table:style-name="ce681" table:formula="of:=0.3*[.O11]" office:value-type="float" office:value="120710.088" calcext:value-type="float">
            <text:p>120 710</text:p>
          </table:table-cell>
          <table:table-cell table:style-name="ce681" table:formula="of:=0.3*[.P11]" office:value-type="float" office:value="120710.088" calcext:value-type="float">
            <text:p>120 710</text:p>
          </table:table-cell>
          <table:table-cell table:style-name="ce708" table:formula="of:=0.3*[.Q11]" office:value-type="float" office:value="120710.088" calcext:value-type="float">
            <text:p>120 710</text:p>
          </table:table-cell>
          <table:table-cell/>
          <table:table-cell table:style-name="ce335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354" office:value-type="string" calcext:value-type="string">
            <text:p>Выбор колеса</text:p>
          </table:table-cell>
          <table:table-cell table:style-name="ce370"/>
          <table:table-cell table:style-name="ce558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321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332"/>
          <table:table-cell table:style-name="ce355" office:value-type="string" calcext:value-type="string">
            <text:p>Диаметр колеса, мм</text:p>
          </table:table-cell>
          <table:table-cell table:style-name="ce371" office:value-type="string" calcext:value-type="string">
            <text:p>диаметр колеса</text:p>
          </table:table-cell>
          <table:table-cell table:style-name="ce559"/>
          <table:table-cell table:style-name="ce559" office:value-type="string" calcext:value-type="string">
            <text:p>мм</text:p>
          </table:table-cell>
          <table:table-cell table:style-name="ce559" office:value-type="string" calcext:value-type="string">
            <text:p>D_\text{к}</text:p>
          </table:table-cell>
          <table:table-cell table:style-name="ce332" office:value-type="string" calcext:value-type="string">
            <text:p>D_kol</text:p>
          </table:table-cell>
          <table:table-cell table:style-name="ce614" office:value-type="float" office:value="400" calcext:value-type="float">
            <text:p>400</text:p>
          </table:table-cell>
          <table:table-cell table:style-name="ce642" office:value-type="float" office:value="400" calcext:value-type="float">
            <text:p>400</text:p>
          </table:table-cell>
          <table:table-cell table:style-name="ce660" office:value-type="float" office:value="400" calcext:value-type="float">
            <text:p>400</text:p>
          </table:table-cell>
          <table:table-cell table:number-columns-repeated="2" table:style-name="ce682" office:value-type="float" office:value="400" calcext:value-type="float">
            <text:p>400</text:p>
          </table:table-cell>
          <table:table-cell table:style-name="ce709" office:value-type="float" office:value="400" calcext:value-type="float">
            <text:p>400</text:p>
          </table:table-cell>
          <table:table-cell/>
          <table:table-cell table:style-name="ce332" table:number-columns-repeated="1013"/>
          <table:table-cell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321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32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Полное сопротивление, Н</text:p>
          </table:table-cell>
          <table:table-cell table:style-name="ce372" office:value-type="string" calcext:value-type="string">
            <text:p>полное сопротивление передвижению тележки</text:p>
          </table:table-cell>
          <table:table-cell table:style-name="ce566"/>
          <table:table-cell table:style-name="ce566" office:value-type="string" calcext:value-type="string">
            <text:p>Н</text:p>
          </table:table-cell>
          <table:table-cell table:style-name="ce566" office:value-type="string" calcext:value-type="string">
            <text:p>W_\text{стат}</text:p>
          </table:table-cell>
          <table:table-cell table:style-name="ce336" office:value-type="string" calcext:value-type="string">
            <text:p>W_sum</text:p>
          </table:table-cell>
          <table:table-cell table:style-name="ce613" table:formula="of:=[.L24]+[.L29]" office:value-type="float" office:value="9381.3125" calcext:value-type="float">
            <text:p>9 381</text:p>
          </table:table-cell>
          <table:table-cell table:style-name="ce643" table:formula="of:=[.M24]+[.M29]" office:value-type="float" office:value="8728.8482385" calcext:value-type="float">
            <text:p>8 728,85</text:p>
          </table:table-cell>
          <table:table-cell table:style-name="ce661" table:formula="of:=[.N24]+[.N29]" office:value-type="float" office:value="8728.8482385" calcext:value-type="float">
            <text:p>8 728,85</text:p>
          </table:table-cell>
          <table:table-cell table:style-name="ce683" table:formula="of:=[.O24]+[.O29]" office:value-type="float" office:value="8728.8482385" calcext:value-type="float">
            <text:p>8 728,85</text:p>
          </table:table-cell>
          <table:table-cell table:style-name="ce683" table:formula="of:=[.P24]+[.P29]" office:value-type="float" office:value="8728.8482385" calcext:value-type="float">
            <text:p>8 728,85</text:p>
          </table:table-cell>
          <table:table-cell table:style-name="ce710" table:formula="of:=[.Q24]+[.Q29]" office:value-type="float" office:value="8728.8482385" calcext:value-type="float">
            <text:p>8 728,85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Сопротивление от трения, Н</text:p>
          </table:table-cell>
          <table:table-cell table:style-name="ce372" office:value-type="string" calcext:value-type="string">
            <text:p>сопротивление сил трения</text:p>
          </table:table-cell>
          <table:table-cell table:style-name="ce566" office:value-type="string" calcext:value-type="string">
            <text:p>(#1 + #2) \cdot #3</text:p>
          </table:table-cell>
          <table:table-cell table:style-name="ce566" office:value-type="string" calcext:value-type="string">
            <text:p>Н</text:p>
          </table:table-cell>
          <table:table-cell table:style-name="ce566" office:value-type="string" calcext:value-type="string">
            <text:p>W_\text{тр}</text:p>
          </table:table-cell>
          <table:table-cell table:style-name="ce336" office:value-type="string" calcext:value-type="string">
            <text:p>W_tr</text:p>
          </table:table-cell>
          <table:table-cell table:style-name="ce613" table:formula="of:=([.L11]+[.L12]) * [.L25]" office:value-type="float" office:value="8335.3125" calcext:value-type="float">
            <text:p>8 335</text:p>
          </table:table-cell>
          <table:table-cell table:style-name="ce643" table:formula="of:=([.M11]+[.M12]) / [.M17]*([.M26]*[.M20]+2*[.M27])*[.M28]" office:value-type="float" office:value="7682.6941425" calcext:value-type="float">
            <text:p>7 682,69</text:p>
          </table:table-cell>
          <table:table-cell table:style-name="ce661" table:formula="of:=([.N11]+[.N12]) / [.N17]*([.N26]*[.N20]+2*[.N27])*[.N28]" office:value-type="float" office:value="7682.6941425" calcext:value-type="float">
            <text:p>7 682,69</text:p>
          </table:table-cell>
          <table:table-cell table:style-name="ce683" table:formula="of:=([.O11]+[.O12]) / [.O17]*([.O26]*[.O20]+2*[.O27])*[.O28]" office:value-type="float" office:value="7682.6941425" calcext:value-type="float">
            <text:p>7 682,69</text:p>
          </table:table-cell>
          <table:table-cell table:style-name="ce683" table:formula="of:=([.P11]+[.P12]) / [.P17]*([.P26]*[.P20]+2*[.P27])*[.P28]" office:value-type="float" office:value="7682.6941425" calcext:value-type="float">
            <text:p>7 682,69</text:p>
          </table:table-cell>
          <table:table-cell table:style-name="ce710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37"/>
          <table:table-cell table:style-name="ce357" office:value-type="string" calcext:value-type="string">
            <text:p>Коэф. сопротивления движению</text:p>
          </table:table-cell>
          <table:table-cell table:style-name="ce373" office:value-type="string" calcext:value-type="string">
            <text:p>коэффициент сопротивления движению</text:p>
          </table:table-cell>
          <table:table-cell table:style-name="ce567" office:value-type="string" calcext:value-type="string">
            <text:p>\frac{#1 \x #2 + 2\x #3 }{#4} \x #5</text:p>
          </table:table-cell>
          <table:table-cell table:style-name="ce567"/>
          <table:table-cell table:style-name="ce567" office:value-type="string" calcext:value-type="string">
            <text:p>w</text:p>
          </table:table-cell>
          <table:table-cell table:style-name="ce337" office:value-type="string" calcext:value-type="string">
            <text:p>w</text:p>
          </table:table-cell>
          <table:table-cell table:style-name="ce615" table:formula="of:=([.L26]*[.L20]+2*[.L27])/[.L17]*[.L28]" office:value-type="float" office:value="0.0159375" calcext:value-type="float">
            <text:p>0,0159</text:p>
          </table:table-cell>
          <table:table-cell table:style-name="ce644" table:formula="of:=([.M26]*[.M20]+2*[.M27])/[.M17]*[.M28]" office:value-type="float" office:value="0.0146875" calcext:value-type="float">
            <text:p>0,01469</text:p>
          </table:table-cell>
          <table:table-cell table:style-name="ce662" table:formula="of:=([.N26]*[.N20]+2*[.N27])/[.N17]*[.N28]" office:value-type="float" office:value="0.0146875" calcext:value-type="float">
            <text:p>0,01469</text:p>
          </table:table-cell>
          <table:table-cell table:style-name="ce337" table:formula="of:=([.O26]*[.O20]+2*[.O27])/[.O17]*[.O28]" office:value-type="float" office:value="0.0146875" calcext:value-type="float">
            <text:p>0,01469</text:p>
          </table:table-cell>
          <table:table-cell table:style-name="ce698" table:formula="of:=([.P26]*[.P20]+2*[.P27])/[.P17]*[.P28]" office:value-type="float" office:value="0.0146875" calcext:value-type="float">
            <text:p>0,01469</text:p>
          </table:table-cell>
          <table:table-cell table:style-name="ce711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337" table:number-columns-repeated="1013"/>
          <table:table-cell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Сопротивление от уклона, Н</text:p>
          </table:table-cell>
          <table:table-cell table:style-name="ce372" office:value-type="string" calcext:value-type="string">
            <text:p>сопротивление от уклона пути</text:p>
          </table:table-cell>
          <table:table-cell table:style-name="ce566"/>
          <table:table-cell table:style-name="ce566" office:value-type="string" calcext:value-type="string">
            <text:p>Н</text:p>
          </table:table-cell>
          <table:table-cell table:style-name="ce566" office:value-type="string" calcext:value-type="string">
            <text:p>W_\text{у}</text:p>
          </table:table-cell>
          <table:table-cell table:style-name="ce336" office:value-type="string" calcext:value-type="string">
            <text:p>W_u</text:p>
          </table:table-cell>
          <table:table-cell table:style-name="ce613" table:formula="of:=[.L30]*([.L11]+[.L12])" office:value-type="float" office:value="1046" calcext:value-type="float">
            <text:p>1 046</text:p>
          </table:table-cell>
          <table:table-cell table:style-name="ce643" table:formula="of:=[.M30]*([.M11]+[.M12])" office:value-type="float" office:value="1046.154096" calcext:value-type="float">
            <text:p>1 046,15</text:p>
          </table:table-cell>
          <table:table-cell table:style-name="ce661" table:formula="of:=[.N30]*([.N11]+[.N12])" office:value-type="float" office:value="1046.154096" calcext:value-type="float">
            <text:p>1 046,15</text:p>
          </table:table-cell>
          <table:table-cell table:style-name="ce683" table:formula="of:=[.O30]*([.O11]+[.O12])" office:value-type="float" office:value="1046.154096" calcext:value-type="float">
            <text:p>1 046,15</text:p>
          </table:table-cell>
          <table:table-cell table:style-name="ce683" table:formula="of:=[.P30]*([.P11]+[.P12])" office:value-type="float" office:value="1046.154096" calcext:value-type="float">
            <text:p>1 046,15</text:p>
          </table:table-cell>
          <table:table-cell table:style-name="ce710" table:formula="of:=[.Q30]*([.Q11]+[.Q12])" office:value-type="float" office:value="1046.154096" calcext:value-type="float">
            <text:p>1 046,15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37"/>
          <table:table-cell table:style-name="ce357" office:value-type="string" calcext:value-type="string">
            <text:p>Мин. коэф. сопротивления движению</text:p>
          </table:table-cell>
          <table:table-cell table:style-name="ce373" office:value-type="string" calcext:value-type="string">
            <text:p>минимальный коэффициент сопротивления движению</text:p>
          </table:table-cell>
          <table:table-cell table:style-name="ce567" office:value-type="string" calcext:value-type="string">
            <text:p>\frac{#1 \x #2 + 2\x #3 }{#4}</text:p>
          </table:table-cell>
          <table:table-cell table:style-name="ce567"/>
          <table:table-cell table:style-name="ce567" office:value-type="string" calcext:value-type="string">
            <text:p>w_{min}</text:p>
          </table:table-cell>
          <table:table-cell table:style-name="ce337" office:value-type="string" calcext:value-type="string">
            <text:p>w_min</text:p>
          </table:table-cell>
          <table:table-cell table:style-name="ce616" table:formula="of:=([.L26]*[.L20]+2*[.L27])/[.L17]" office:value-type="float" office:value="0.006375" calcext:value-type="float">
            <text:p>0,00638</text:p>
          </table:table-cell>
          <table:table-cell table:style-name="ce644" table:formula="of:=([.M26]*[.M20]+2*[.M27])/[.M17]" office:value-type="float" office:value="0.005875" calcext:value-type="float">
            <text:p>0,00588</text:p>
          </table:table-cell>
          <table:table-cell table:style-name="ce662" table:formula="of:=([.N26]*[.N20]+2*[.N27])/[.N17]" office:value-type="float" office:value="0.005875" calcext:value-type="float">
            <text:p>0,00588</text:p>
          </table:table-cell>
          <table:table-cell table:style-name="ce337" table:formula="of:=([.O26]*[.O20]+2*[.O27])/[.O17]" office:value-type="float" office:value="0.005875" calcext:value-type="float">
            <text:p>0,00588</text:p>
          </table:table-cell>
          <table:table-cell table:style-name="ce698" table:formula="of:=([.P26]*[.P20]+2*[.P27])/[.P17]" office:value-type="float" office:value="0.005875" calcext:value-type="float">
            <text:p>0,00588</text:p>
          </table:table-cell>
          <table:table-cell table:style-name="ce711" table:formula="of:=([.Q26]*[.Q20]+2*[.Q27])/[.Q17]" office:value-type="float" office:value="0.005875" calcext:value-type="float">
            <text:p>0,00588</text:p>
          </table:table-cell>
          <table:table-cell/>
          <table:table-cell table:style-name="ce337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32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338"/>
          <table:table-cell table:style-name="ce358" office:value-type="string" calcext:value-type="string">
            <text:p>Расчетная мощность, кВт</text:p>
          </table:table-cell>
          <table:table-cell table:style-name="ce374" office:value-type="string" calcext:value-type="string">
            <text:p>расчетная мощность при ПВ~40~%</text:p>
          </table:table-cell>
          <table:table-cell table:style-name="ce589" office:value-type="string" calcext:value-type="string">
            <text:p>\frac{1}{#1 \x #2} \x \left( \frac{(#3 + #4 / #5) \x #6 \x #7 \x #8}{#9} + #10 \right)</text:p>
          </table:table-cell>
          <table:table-cell table:style-name="ce589" office:value-type="string" calcext:value-type="string">
            <text:p>кВт</text:p>
          </table:table-cell>
          <table:table-cell table:style-name="ce589" office:value-type="string" calcext:value-type="string">
            <text:p>P_\text{р}</text:p>
          </table:table-cell>
          <table:table-cell table:style-name="ce338" office:value-type="string" calcext:value-type="string">
            <text:p>P_dv_tel_r</text:p>
          </table:table-cell>
          <table:table-cell table:style-name="ce617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645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663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684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684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712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338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280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618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Мощность на преодоление статических нагрузок, кВт</text:p>
          </table:table-cell>
          <table:table-cell table:style-name="ce372" office:value-type="string" calcext:value-type="string">
            <text:p>мощность на преодоление статических нагрузок</text:p>
          </table:table-cell>
          <table:table-cell table:style-name="ce566" office:value-type="string" calcext:value-type="string">
            <text:p>\frac{#1 \x #2}{#3}</text:p>
          </table:table-cell>
          <table:table-cell table:style-name="ce566" office:value-type="string" calcext:value-type="string">
            <text:p>кВт</text:p>
          </table:table-cell>
          <table:table-cell table:style-name="ce566" office:value-type="string" calcext:value-type="string">
            <text:p>P_\text{ст}</text:p>
          </table:table-cell>
          <table:table-cell table:style-name="ce336" office:value-type="string" calcext:value-type="string">
            <text:p>P_dv_tel_st</text:p>
          </table:table-cell>
          <table:table-cell table:style-name="ce619" table:formula="of:=[.L23]*V_t/60/1000 / [.L39]" office:value-type="float" office:value="7.35789215686275" calcext:value-type="float">
            <text:p>7,36</text:p>
          </table:table-cell>
          <table:table-cell table:style-name="ce643" table:formula="of:=[.M23]*V_t/60/1000 / [.M39]" office:value-type="float" office:value="6.84615548117647" calcext:value-type="float">
            <text:p>6,85</text:p>
          </table:table-cell>
          <table:table-cell table:style-name="ce661" table:formula="of:=[.N23]*V_t/60/1000 / [.N39]" office:value-type="float" office:value="6.84615548117647" calcext:value-type="float">
            <text:p>6,85</text:p>
          </table:table-cell>
          <table:table-cell table:style-name="ce683" table:formula="of:=[.O23]*V_t/60/1000 / [.O39]" office:value-type="float" office:value="6.84615548117647" calcext:value-type="float">
            <text:p>6,85</text:p>
          </table:table-cell>
          <table:table-cell table:style-name="ce683" table:formula="of:=[.P23]*V_t/60/1000 / [.P39]" office:value-type="float" office:value="6.84615548117647" calcext:value-type="float">
            <text:p>6,85</text:p>
          </table:table-cell>
          <table:table-cell table:style-name="ce710" table:formula="of:=[.Q23]*V_t/60/1000 / [.Q39]" office:value-type="float" office:value="6.84615548117647" calcext:value-type="float">
            <text:p>6,85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36"/>
          <table:table-cell table:style-name="ce356" office:value-type="string" calcext:value-type="string">
            <text:p>[мое] Статический момент, Нм</text:p>
          </table:table-cell>
          <table:table-cell table:style-name="ce372" office:value-type="string" calcext:value-type="string">
            <text:p>момент от статических нагрузок</text:p>
          </table:table-cell>
          <table:table-cell table:style-name="ce566"/>
          <table:table-cell table:style-name="ce566" office:value-type="string" calcext:value-type="string">
            <text:p>Н$\cdot$м</text:p>
          </table:table-cell>
          <table:table-cell table:style-name="ce566" office:value-type="string" calcext:value-type="string">
            <text:p>T_\text{ст}</text:p>
          </table:table-cell>
          <table:table-cell table:style-name="ce336"/>
          <table:table-cell table:style-name="ce620" table:formula="of:=[.L40]*1000/(PI()*2*[.L44]/60)" office:value-type="float" office:value="74.7475472873485" calcext:value-type="float">
            <text:p>74,75</text:p>
          </table:table-cell>
          <table:table-cell table:style-name="ce643" table:formula="of:=[.M40]*1000/(PI()*2*[.M44]/60)" office:value-type="float" office:value="69.5489033620154" calcext:value-type="float">
            <text:p>69,55</text:p>
          </table:table-cell>
          <table:table-cell table:style-name="ce643" table:formula="of:=[.N40]*1000/(PI()*2*[.N44]/60)" office:value-type="float" office:value="69.5489033620154" calcext:value-type="float">
            <text:p>69,55</text:p>
          </table:table-cell>
          <table:table-cell table:style-name="ce643" table:formula="of:=[.O40]*1000/(PI()*2*[.O44]/60)" office:value-type="float" office:value="69.5489033620154" calcext:value-type="float">
            <text:p>69,55</text:p>
          </table:table-cell>
          <table:table-cell table:style-name="ce643" table:formula="of:=[.P40]*1000/(PI()*2*[.P44]/60)" office:value-type="float" office:value="93.3942416575636" calcext:value-type="float">
            <text:p>93,39</text:p>
          </table:table-cell>
          <table:table-cell table:style-name="ce643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table:style-name="ce354" office:value-type="string" calcext:value-type="string">
            <text:p>Выбор двигателя</text:p>
          </table:table-cell>
          <table:table-cell table:style-name="ce370"/>
          <table:table-cell table:style-name="ce558" table:number-columns-repeated="3"/>
          <table:table-cell/>
          <table:table-cell table:style-name="ce621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321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332"/>
          <table:table-cell table:style-name="ce355" office:value-type="string" calcext:value-type="string">
            <text:p>Мощность при ПВ 40%, кВт</text:p>
          </table:table-cell>
          <table:table-cell table:style-name="ce371" office:value-type="string" calcext:value-type="string">
            <text:p>мощность двигателя при ПВ~40~%</text:p>
          </table:table-cell>
          <table:table-cell table:style-name="ce559"/>
          <table:table-cell table:style-name="ce559" office:value-type="string" calcext:value-type="string">
            <text:p>кВт</text:p>
          </table:table-cell>
          <table:table-cell table:style-name="ce559" office:value-type="string" calcext:value-type="string">
            <text:p>P</text:p>
          </table:table-cell>
          <table:table-cell table:style-name="ce332" office:value-type="string" calcext:value-type="string">
            <text:p>P_dv_tel</text:p>
          </table:table-cell>
          <table:table-cell table:style-name="ce622" office:value-type="float" office:value="7.5" calcext:value-type="float">
            <text:p>7,5</text:p>
          </table:table-cell>
          <table:table-cell table:style-name="ce642" office:value-type="float" office:value="7.5" calcext:value-type="float">
            <text:p>7,5</text:p>
          </table:table-cell>
          <table:table-cell table:style-name="ce660" office:value-type="float" office:value="7.5" calcext:value-type="float">
            <text:p>7,5</text:p>
          </table:table-cell>
          <table:table-cell table:style-name="ce332" office:value-type="float" office:value="7.5" calcext:value-type="float">
            <text:p>7,5</text:p>
          </table:table-cell>
          <table:table-cell table:style-name="ce682" office:value-type="float" office:value="7.5" calcext:value-type="float">
            <text:p>7,5</text:p>
          </table:table-cell>
          <table:table-cell table:style-name="ce709" office:value-type="float" office:value="7.5" calcext:value-type="float">
            <text:p>7,5</text:p>
          </table:table-cell>
          <table:table-cell/>
          <table:table-cell table:style-name="ce332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621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321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621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321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621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321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620" table:formula="of:=[.L43]*1000/(PI()*2*[.L44]/60)" office:value-type="float" office:value="76.1911961610137" calcext:value-type="float">
            <text:p>76,19</text:p>
          </table:table-cell>
          <table:table-cell table:style-name="ce643" table:formula="of:=[.M43]*1000/(PI()*2*[.M44]/60)" office:value-type="float" office:value="76.1911961610137" calcext:value-type="float">
            <text:p>76,19</text:p>
          </table:table-cell>
          <table:table-cell table:style-name="ce643" table:formula="of:=[.N43]*1000/(PI()*2*[.N44]/60)" office:value-type="float" office:value="76.1911961610137" calcext:value-type="float">
            <text:p>76,19</text:p>
          </table:table-cell>
          <table:table-cell table:style-name="ce643" table:formula="of:=[.O43]*1000/(PI()*2*[.O44]/60)" office:value-type="float" office:value="76.1911961610137" calcext:value-type="float">
            <text:p>76,19</text:p>
          </table:table-cell>
          <table:table-cell table:style-name="ce643" table:formula="of:=[.P43]*1000/(PI()*2*[.P44]/60)" office:value-type="float" office:value="102.313891987647" calcext:value-type="float">
            <text:p>102,31</text:p>
          </table:table-cell>
          <table:table-cell table:style-name="ce643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32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Требуемое передаточное число</text:p>
          </table:table-cell>
          <table:table-cell table:style-name="ce372" office:value-type="string" calcext:value-type="string">
            <text:p>расчетное передаточное число редуктора</text:p>
          </table:table-cell>
          <table:table-cell table:style-name="ce566" office:value-type="string" calcext:value-type="string">
            <text:p>\frac{\pi \x #1 \x #2}{#3}</text:p>
          </table:table-cell>
          <table:table-cell table:style-name="ce566"/>
          <table:table-cell table:style-name="ce566" office:value-type="string" calcext:value-type="string">
            <text:p>U_\text{р}</text:p>
          </table:table-cell>
          <table:table-cell table:style-name="ce336" office:value-type="string" calcext:value-type="string">
            <text:p>U_red_tel_r</text:p>
          </table:table-cell>
          <table:table-cell table:style-name="ce619" table:formula="of:=[.L44]/60*PI()*[.L17]/1000 / (V_t/60)" office:value-type="float" office:value="29.5309709437441" calcext:value-type="float">
            <text:p>29,53</text:p>
          </table:table-cell>
          <table:table-cell table:style-name="ce643" table:formula="of:=[.M44]/60*PI()*[.M17]/1000 / (V_t/60)" office:value-type="float" office:value="29.5309709437441" calcext:value-type="float">
            <text:p>29,53</text:p>
          </table:table-cell>
          <table:table-cell table:style-name="ce661" table:formula="of:=[.N44]/60*PI()*[.N17]/1000 / (V_t/60)" office:value-type="float" office:value="29.5309709437441" calcext:value-type="float">
            <text:p>29,53</text:p>
          </table:table-cell>
          <table:table-cell table:style-name="ce683" table:formula="of:=[.O44]/60*PI()*[.O17]/1000 / (V_t/60)" office:value-type="float" office:value="29.5309709437441" calcext:value-type="float">
            <text:p>29,53</text:p>
          </table:table-cell>
          <table:table-cell table:style-name="ce683" table:formula="of:=[.P44]/60*PI()*[.P17]/1000 / (V_t/60)" office:value-type="float" office:value="21.9911485751286" calcext:value-type="float">
            <text:p>21,99</text:p>
          </table:table-cell>
          <table:table-cell table:style-name="ce710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336" table:number-columns-repeated="1013"/>
          <table:table-cell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336" office:value-type="string" calcext:value-type="string">
            <text:p>T_E</text:p>
          </table:table-cell>
          <table:table-cell table:style-name="ce623" table:formula="of:=[.L53]*([.L54]*[.L55]/[.L56])^(1/3)" office:value-type="float" office:value="702.943739377681" calcext:value-type="float">
            <text:p>703</text:p>
          </table:table-cell>
          <table:table-cell table:style-name="ce643"/>
          <table:table-cell table:style-name="ce661"/>
          <table:table-cell table:style-name="ce683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336"/>
          <table:table-cell table:style-name="ce624" table:formula="of:=([.L23] + [.L12]/g*[.L38])*[.L17]/1000/2/[.L39]" office:value-type="float" office:value="2497.58771061942" calcext:value-type="float">
            <text:p>2 498</text:p>
          </table:table-cell>
          <table:table-cell table:style-name="ce646"/>
          <table:table-cell table:style-name="ce664"/>
          <table:table-cell table:style-name="ce685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24" office:value-type="string" calcext:value-type="string">
            <text:p>1Ц3Увк-200</text:p>
          </table:table-cell>
          <table:table-cell table:style-name="ce713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336"/>
          <table:table-cell table:style-name="ce625" office:value-type="float" office:value="0.063" calcext:value-type="float">
            <text:p>0,063</text:p>
          </table:table-cell>
          <table:table-cell table:style-name="ce646"/>
          <table:table-cell table:style-name="ce664"/>
          <table:table-cell table:style-name="ce685" office:value-type="float" office:value="0.063" calcext:value-type="float">
            <text:p>0,06</text:p>
          </table:table-cell>
          <table:table-cell table:style-name="ce686" table:formula="of:=([.P51]-[.P53])/[.P51]" office:value-type="string" office:string-value="" calcext:value-type="error">
            <text:p>#ЗНАЧ!</text:p>
          </table:table-cell>
          <table:table-cell table:style-name="ce714" table:formula="of:=([.Q51]-[.Q53])/[.Q51]" office:value-type="string" office:string-value="" calcext:value-type="error">
            <text:p>#ЗНАЧ!</text:p>
          </table:table-cell>
          <table:table-cell/>
          <table:table-cell table:style-name="ce339" table:number-columns-repeated="1013"/>
          <table:table-cell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336"/>
          <table:table-cell table:style-name="ce624" table:formula="of:=ORG.LIBREOFFICE.ROUNDSIG([.L57]*[.L58]*[.L59]*[.L60]; 4)" office:value-type="float" office:value="6016000" calcext:value-type="float">
            <text:p>6 016 000</text:p>
          </table:table-cell>
          <table:table-cell table:style-name="ce646"/>
          <table:table-cell table:style-name="ce664"/>
          <table:table-cell table:style-name="ce685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336"/>
          <table:table-cell table:style-name="ce624" table:formula="of:=17*10^6" office:value-type="float" office:value="17000000" calcext:value-type="float">
            <text:p>17 000 000</text:p>
          </table:table-cell>
          <table:table-cell table:style-name="ce646"/>
          <table:table-cell table:style-name="ce664"/>
          <table:table-cell table:style-name="ce685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336"/>
          <table:table-cell table:style-name="ce626" office:value-type="float" office:value="1800" calcext:value-type="float">
            <text:p>1800</text:p>
          </table:table-cell>
          <table:table-cell table:style-name="ce646"/>
          <table:table-cell table:style-name="ce664"/>
          <table:table-cell table:style-name="ce685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321"/>
          <table:table-cell table:number-columns-repeated="3"/>
          <table:table-cell table:style-name="Default"/>
          <table:table-cell table:style-name="ce350"/>
          <table:table-cell table:style-name="ce275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336"/>
          <table:table-cell table:style-name="ce625" table:formula="of:=V_t/60/([.L17]/1000/2)/2/PI()" office:value-type="float" office:value="0.530516476972984" calcext:value-type="float">
            <text:p>0,531</text:p>
          </table:table-cell>
          <table:table-cell table:style-name="ce646"/>
          <table:table-cell table:style-name="ce664"/>
          <table:table-cell table:style-name="ce685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336"/>
          <table:table-cell table:style-name="ce626" office:value-type="float" office:value="1" calcext:value-type="float">
            <text:p>1</text:p>
          </table:table-cell>
          <table:table-cell table:style-name="ce646"/>
          <table:table-cell table:style-name="ce664"/>
          <table:table-cell table:style-name="ce685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350"/>
          <table:table-cell table:style-name="ce275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336"/>
          <table:table-cell table:style-name="ce626" office:value-type="float" office:value="6300" calcext:value-type="float">
            <text:p>6300</text:p>
          </table:table-cell>
          <table:table-cell table:style-name="ce646"/>
          <table:table-cell table:style-name="ce664"/>
          <table:table-cell table:style-name="ce685" office:value-type="float" office:value="6300" calcext:value-type="float">
            <text:p>6 300,00</text:p>
          </table:table-cell>
          <table:table-cell table:style-name="ce683" table:formula="of:=[.P44]*2*PI()/[.P53]*[.P17]/1000/2" office:value-type="string" office:string-value="" calcext:value-type="error">
            <text:p>#ЗНАЧ!</text:p>
          </table:table-cell>
          <table:table-cell table:style-name="ce710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11"/>
          <table:table-cell table:style-name="ce627"/>
          <table:table-cell table:style-name="ce647"/>
          <table:table-cell table:style-name="ce264"/>
          <table:table-cell table:style-name="ce324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354" office:value-type="string" calcext:value-type="string">
            <text:p>Выбор редуктора</text:p>
          </table:table-cell>
          <table:table-cell table:style-name="ce370"/>
          <table:table-cell table:style-name="ce558" table:number-columns-repeated="3"/>
          <table:table-cell/>
          <table:table-cell table:style-name="ce627" office:value-type="string" calcext:value-type="string">
            <text:p>ВК-475</text:p>
          </table:table-cell>
          <table:table-cell table:style-name="ce647" office:value-type="string" calcext:value-type="string">
            <text:p>1Ц3Увк-200</text:p>
          </table:table-cell>
          <table:table-cell table:style-name="ce264" office:value-type="string" calcext:value-type="string">
            <text:p>1Ц3Увк-200</text:p>
          </table:table-cell>
          <table:table-cell table:style-name="ce324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607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699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39"/>
          <table:table-cell table:style-name="ce359" office:value-type="string" calcext:value-type="string">
            <text:p>Отклонение по передаточному</text:p>
          </table:table-cell>
          <table:table-cell table:style-name="ce375" office:value-type="string" calcext:value-type="string">
            <text:p>отклонение передаточного числа</text:p>
          </table:table-cell>
          <table:table-cell table:style-name="ce594" office:value-type="string" calcext:value-type="string">
            <text:p>\frac{#1 - #2}{#1}</text:p>
          </table:table-cell>
          <table:table-cell table:style-name="ce594"/>
          <table:table-cell table:style-name="ce594" office:value-type="string" calcext:value-type="string">
            <text:p>\Delta_U</text:p>
          </table:table-cell>
          <table:table-cell table:style-name="ce339"/>
          <table:table-cell table:style-name="ce628" table:formula="of:=([.L51]-[.L63])/[.L51]" office:value-type="percentage" office:value="0.051842892218496" calcext:value-type="percentage">
            <text:p>5,18%</text:p>
          </table:table-cell>
          <table:table-cell table:style-name="ce648" table:formula="of:=([.M51]-[.M63])/[.M51]" office:value-type="percentage" office:value="-0.0666767462541921" calcext:value-type="percentage">
            <text:p>-6,67%</text:p>
          </table:table-cell>
          <table:table-cell table:style-name="ce665" table:formula="of:=([.N51]-[.N63])/[.N51]" office:value-type="percentage" office:value="0.153431153766514" calcext:value-type="percentage">
            <text:p>15,34%</text:p>
          </table:table-cell>
          <table:table-cell table:style-name="ce686" table:formula="of:=([.O51]-[.O63])/[.O51]" office:value-type="percentage" office:value="0.051842892218496" calcext:value-type="percentage">
            <text:p>5,18%</text:p>
          </table:table-cell>
          <table:table-cell table:style-name="ce683" table:formula="of:=[.P67]*[.P68]*[.P69]*[.P70]" office:value-type="string" office:string-value="" calcext:value-type="error">
            <text:p>#ЗНАЧ!</text:p>
          </table:table-cell>
          <table:table-cell table:style-name="ce710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683" table:formula="of:=[.P23]*[.P17]/1000/2/[.P53]/[.P39]" office:value-type="string" office:string-value="" calcext:value-type="error">
            <text:p>#ЗНАЧ!</text:p>
          </table:table-cell>
          <table:table-cell table:style-name="ce710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36"/>
          <table:table-cell table:style-name="ce356" office:value-type="string" calcext:value-type="string">
            <text:p>Расчетная скорость передвижения, м/мин</text:p>
          </table:table-cell>
          <table:table-cell table:style-name="ce372" office:value-type="string" calcext:value-type="string">
            <text:p>расчетная скорость передвижения тележки</text:p>
          </table:table-cell>
          <table:table-cell table:style-name="ce566" office:value-type="string" calcext:value-type="string">
            <text:p>\frac{\pi \x #1 \x #3}{#2}</text:p>
          </table:table-cell>
          <table:table-cell table:style-name="ce566" office:value-type="string" calcext:value-type="string">
            <text:p>м/мин</text:p>
          </table:table-cell>
          <table:table-cell table:style-name="ce566" table:formula="of:=[$const.E10]" office:value-type="string" office:string-value="V_\text{т}" calcext:value-type="string">
            <text:p>V_\text{т}</text:p>
          </table:table-cell>
          <table:table-cell table:style-name="ce336" office:value-type="string" calcext:value-type="string">
            <text:p>V_t</text:p>
          </table:table-cell>
          <table:table-cell table:style-name="ce619" table:formula="of:=[.L44]*2*PI()/[.L63]*[.L17]/1000/2" office:value-type="float" office:value="42.1871013482058" calcext:value-type="float">
            <text:p>42,19</text:p>
          </table:table-cell>
          <table:table-cell table:style-name="ce643" table:formula="of:=[.M44]*2*PI()/[.M63]*[.M17]/1000/2" office:value-type="float" office:value="37.4996456428496" calcext:value-type="float">
            <text:p>37,50</text:p>
          </table:table-cell>
          <table:table-cell table:style-name="ce661" table:formula="of:=[.N44]*2*PI()/[.N63]*[.N17]/1000/2" office:value-type="float" office:value="47.2495535099905" calcext:value-type="float">
            <text:p>47,25</text:p>
          </table:table-cell>
          <table:table-cell table:style-name="ce683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683" table:formula="of:=[.P74]*[.P77]*[.P78]*[.P79]" office:value-type="float" office:value="2618.65447155" calcext:value-type="float">
            <text:p>2 618,65</text:p>
          </table:table-cell>
          <table:table-cell table:style-name="ce710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32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683" table:formula="of:=[.P23]*[.P17]/1000/2" office:value-type="float" office:value="1745.7696477" calcext:value-type="float">
            <text:p>1 745,77</text:p>
          </table:table-cell>
          <table:table-cell table:style-name="ce710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32"/>
          <table:table-cell table:style-name="ce350"/>
          <table:table-cell table:style-name="ce376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683"/>
          <table:table-cell table:style-name="ce710"/>
          <table:table-cell table:number-columns-repeated="1015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33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683"/>
          <table:table-cell table:style-name="ce710"/>
          <table:table-cell table:number-columns-repeated="1015"/>
        </table:table-row>
        <table:table-row table:style-name="ro1">
          <table:table-cell table:style-name="ce321"/>
          <table:table-cell table:number-columns-repeated="3"/>
          <table:table-cell table:style-name="ce332"/>
          <table:table-cell table:style-name="ce360" office:value-type="string" calcext:value-type="string">
            <text:p>момент инерции, кг*м2</text:p>
          </table:table-cell>
          <table:table-cell table:style-name="ce377" office:value-type="string" calcext:value-type="string">
            <text:p>момент инерции</text:p>
          </table:table-cell>
          <table:table-cell table:style-name="ce595"/>
          <table:table-cell table:style-name="ce595" table:formula="of:=[.I45]" office:value-type="string" office:string-value="кг$\cdot$м$^2$" calcext:value-type="string">
            <text:p>кг$\cdot$м$^2$</text:p>
          </table:table-cell>
          <table:table-cell table:style-name="ce595" office:value-type="string" calcext:value-type="string">
            <text:p>J_\text{м\,1}</text:p>
          </table:table-cell>
          <table:table-cell table:style-name="ce607"/>
          <table:table-cell table:style-name="ce621" office:value-type="float" office:value="0.018" calcext:value-type="float">
            <text:p>0,018</text:p>
          </table:table-cell>
          <table:table-cell table:style-name="ce649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649" office:value-type="float" office:value="0.063139" calcext:value-type="float">
            <text:p>0,063139</text:p>
          </table:table-cell>
          <table:table-cell table:style-name="ce700" office:value-type="float" office:value="1" calcext:value-type="float">
            <text:p>1</text:p>
          </table:table-cell>
          <table:table-cell table:style-name="ce71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2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700" office:value-type="float" office:value="1.2" calcext:value-type="float">
            <text:p>1,2</text:p>
          </table:table-cell>
          <table:table-cell table:style-name="ce715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321"/>
          <table:table-cell table:number-columns-repeated="3"/>
          <table:table-cell table:style-name="ce332"/>
          <table:table-cell table:number-columns-repeated="10"/>
          <table:table-cell table:style-name="ce700" office:value-type="float" office:value="1.25" calcext:value-type="float">
            <text:p>1,25</text:p>
          </table:table-cell>
          <table:table-cell table:style-name="ce715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33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629" table:formula="of:=[.L82]*[.L83]*[.L84]*[.L81]" office:value-type="float" office:value="110.368382352941" calcext:value-type="float">
            <text:p>110,4</text:p>
          </table:table-cell>
          <table:table-cell table:style-name="ce643" table:formula="of:=[.M81]*[.M82]*[.M83]*[.M84]" office:value-type="float" office:value="97.8022211596638" calcext:value-type="float">
            <text:p>97,80</text:p>
          </table:table-cell>
          <table:table-cell table:style-name="ce661" table:formula="of:=[.N81]*[.N82]*[.N83]*[.N84]" office:value-type="float" office:value="123.230798661176" calcext:value-type="float">
            <text:p>123,23</text:p>
          </table:table-cell>
          <table:table-cell table:style-name="ce683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32"/>
          <table:table-cell table:style-name="ce350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629" table:formula="of:=[.L23]*[.L17]/1000/2/[.L63]/[.L39]" office:value-type="float" office:value="78.8345588235294" calcext:value-type="float">
            <text:p>78,8</text:p>
          </table:table-cell>
          <table:table-cell table:style-name="ce643" table:formula="of:=[.M23]*[.M17]/1000/2/[.M63]/[.M39]" office:value-type="float" office:value="65.2014807731092" calcext:value-type="float">
            <text:p>65,20</text:p>
          </table:table-cell>
          <table:table-cell table:style-name="ce661" table:formula="of:=[.N23]*[.N17]/1000/2/[.N63]/[.N39]" office:value-type="float" office:value="82.1538657741177" calcext:value-type="float">
            <text:p>82,15</text:p>
          </table:table-cell>
          <table:table-cell table:style-name="ce683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275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84" table:formula="of:=[.P83]+[.P84]-[.P85]" office:value-type="string" office:string-value="" calcext:value-type="error">
            <text:p>#ЗНАЧ!</text:p>
          </table:table-cell>
          <table:table-cell table:style-name="ce712" table:formula="of:=[.Q83]+[.Q84]-[.Q85]" office:value-type="string" office:string-value="" calcext:value-type="error">
            <text:p>#ЗНАЧ!</text:p>
          </table:table-cell>
          <table:table-cell/>
          <table:table-cell table:style-name="ce338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275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683" table:formula="of:=[.P88]*[.P17]/1000/2/[.P53]*[.P94]" office:value-type="string" office:string-value="" calcext:value-type="error">
            <text:p>#ЗНАЧ!</text:p>
          </table:table-cell>
          <table:table-cell table:style-name="ce710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275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683" table:formula="of:=[.P93]*[.P17]/1000/2/[.P53]*[.P94]" office:value-type="string" office:string-value="" calcext:value-type="error">
            <text:p>#ЗНАЧ!</text:p>
          </table:table-cell>
          <table:table-cell table:style-name="ce710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32"/>
          <table:table-cell table:number-columns-repeated="10"/>
          <table:table-cell table:style-name="ce683" table:formula="of:=[.P94]*[.P17]/1000/2/[.P53]/[.P94]" office:value-type="string" office:string-value="" calcext:value-type="error">
            <text:p>#ЗНАЧ!</text:p>
          </table:table-cell>
          <table:table-cell table:style-name="ce710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3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683"/>
          <table:table-cell table:style-name="ce710"/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32"/>
          <table:table-cell table:number-columns-repeated="10"/>
          <table:table-cell table:style-name="ce683"/>
          <table:table-cell table:style-name="ce710"/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32" office:value-type="string" calcext:value-type="string">
            <text:p>Муфты тихоходного вала</text:p>
          </table:table-cell>
          <table:table-cell table:number-columns-repeated="10"/>
          <table:table-cell table:style-name="ce683" table:formula="of:=[.P30]*[.P12]" office:value-type="float" office:value="241.420176" calcext:value-type="float">
            <text:p>241,42</text:p>
          </table:table-cell>
          <table:table-cell table:style-name="ce710" table:formula="of:=[.Q30]*[.Q12]" office:value-type="float" office:value="241.420176" calcext:value-type="float">
            <text:p>241,42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32"/>
          <table:table-cell table:style-name="ce350"/>
          <table:table-cell table:style-name="ce376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683"/>
          <table:table-cell table:style-name="ce710"/>
          <table:table-cell/>
          <table:table-cell table:style-name="ce336" table:number-columns-repeated="1013"/>
          <table:table-cell/>
        </table:table-row>
        <table:table-row table:style-name="ro1">
          <table:table-cell table:style-name="ce321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33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683"/>
          <table:table-cell table:style-name="ce710"/>
          <table:table-cell/>
          <table:table-cell table:style-name="ce336" table:number-columns-repeated="1013"/>
          <table:table-cell/>
        </table:table-row>
        <table:table-row table:style-name="ro1">
          <table:table-cell table:style-name="ce322"/>
          <table:table-cell table:style-name="ce323"/>
          <table:table-cell table:style-name="ce325"/>
          <table:table-cell table:style-name="ce330"/>
          <table:table-cell table:style-name="ce340"/>
          <table:table-cell table:style-name="ce361" office:value-type="string" calcext:value-type="string">
            <text:p>момент инерции, кг*м2</text:p>
          </table:table-cell>
          <table:table-cell table:style-name="ce378" office:value-type="string" calcext:value-type="string">
            <text:p>момент инерции</text:p>
          </table:table-cell>
          <table:table-cell table:style-name="ce596"/>
          <table:table-cell table:style-name="ce596" table:formula="of:=[.I77]" office:value-type="string" office:string-value="кг$\cdot$м$^2$" calcext:value-type="string">
            <text:p>кг$\cdot$м$^2$</text:p>
          </table:table-cell>
          <table:table-cell table:style-name="ce596" office:value-type="string" calcext:value-type="string">
            <text:p>J_\text{м\,2}</text:p>
          </table:table-cell>
          <table:table-cell table:style-name="ce608"/>
          <table:table-cell table:style-name="ce621"/>
          <table:table-cell table:number-columns-repeated="3"/>
          <table:table-cell table:style-name="ce683"/>
          <table:table-cell table:style-name="ce710"/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32"/>
          <table:table-cell table:number-columns-repeated="10"/>
          <table:table-cell table:style-name="ce683"/>
          <table:table-cell table:style-name="ce710"/>
          <table:table-cell/>
          <table:table-cell table:style-name="ce336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33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613" table:formula="of:=[.L82]*[.L83]*[.L84]*[.L94]" office:value-type="float" office:value="2626.7675" calcext:value-type="float">
            <text:p>2 627</text:p>
          </table:table-cell>
          <table:table-cell table:style-name="ce643" table:formula="of:=[.M94]*[.M95]*[.M98]*[.M99]" office:value-type="float" office:value="0" calcext:value-type="float">
            <text:p>0,00</text:p>
          </table:table-cell>
          <table:table-cell table:style-name="ce661" table:formula="of:=[.N94]*[.N95]*[.N98]*[.N99]" office:value-type="float" office:value="0" calcext:value-type="float">
            <text:p>0,00</text:p>
          </table:table-cell>
          <table:table-cell table:style-name="ce683" table:formula="of:=[.O94]*[.O95]*[.O98]*[.O99]" office:value-type="float" office:value="0" calcext:value-type="float">
            <text:p>0,00</text:p>
          </table:table-cell>
          <table:table-cell table:style-name="ce683" table:formula="of:=[.P38]*[.P12]/g*[.P98]" office:value-type="string" office:string-value="" calcext:value-type="error">
            <text:p>#ЗНАЧ!</text:p>
          </table:table-cell>
          <table:table-cell table:style-name="ce710" table:formula="of:=[.Q38]*[.Q12]/g*[.Q98]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613" table:formula="of:=[.L23]*[.L17]/1000/2" office:value-type="float" office:value="1876.2625" calcext:value-type="float">
            <text:p>1 876</text:p>
          </table:table-cell>
          <table:table-cell table:style-name="ce643" table:formula="of:=[.M23]*[.M17]/1000/2" office:value-type="float" office:value="1745.7696477" calcext:value-type="float">
            <text:p>1 745,77</text:p>
          </table:table-cell>
          <table:table-cell table:style-name="ce661" table:formula="of:=[.N23]*[.N17]/1000/2" office:value-type="float" office:value="1745.7696477" calcext:value-type="float">
            <text:p>1 745,77</text:p>
          </table:table-cell>
          <table:table-cell table:style-name="ce683" table:formula="of:=[.O23]*[.O17]/1000/2" office:value-type="float" office:value="1745.7696477" calcext:value-type="float">
            <text:p>1 745,77</text:p>
          </table:table-cell>
          <table:table-cell table:style-name="ce683" table:formula="of:=[.P12]*([.P26]*[.P20]+2*[.P27])*[.P99]/[.P17]" office:value-type="float" office:value="14183.43534" calcext:value-type="float">
            <text:p>14 183,44</text:p>
          </table:table-cell>
          <table:table-cell table:style-name="ce710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32"/>
          <table:table-cell table:number-columns-repeated="1027"/>
        </table:table-row>
        <table:table-row table:style-name="ro1">
          <table:table-cell table:number-columns-repeated="4"/>
          <table:table-cell table:style-name="ce33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32"/>
          <table:table-cell table:number-columns-repeated="1027"/>
        </table:table-row>
        <table:table-row table:style-name="ro1">
          <table:table-cell table:number-columns-repeated="4"/>
          <table:table-cell table:style-name="ce332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338"/>
          <table:table-cell table:style-name="ce358" office:value-type="string" calcext:value-type="string">
            <text:p>Расчетный тормозной момент, Нм</text:p>
          </table:table-cell>
          <table:table-cell table:style-name="ce374" office:value-type="string" calcext:value-type="string">
            <text:p>расчетный тормозной момент</text:p>
          </table:table-cell>
          <table:table-cell table:style-name="ce589"/>
          <table:table-cell table:style-name="ce589" table:formula="of:=[.I94]" office:value-type="string" office:string-value="Н$\cdot$м" calcext:value-type="string">
            <text:p>Н$\cdot$м</text:p>
          </table:table-cell>
          <table:table-cell table:style-name="ce589" office:value-type="string" calcext:value-type="string">
            <text:p>T_\text{торм.р}</text:p>
          </table:table-cell>
          <table:table-cell table:style-name="ce338" office:value-type="string" calcext:value-type="string">
            <text:p>T_torm</text:p>
          </table:table-cell>
          <table:table-cell table:style-name="ce617" table:formula="of:=[.L100]+[.L101]-[.L102]" office:value-type="float" office:value="5.25885940415764" calcext:value-type="float">
            <text:p>5,26</text:p>
          </table:table-cell>
          <table:table-cell table:style-name="ce645" table:formula="of:=[.M100]+[.M101]-[.M102]" office:value-type="float" office:value="5.15716462018262" calcext:value-type="float">
            <text:p>5,16</text:p>
          </table:table-cell>
          <table:table-cell table:style-name="ce663" table:formula="of:=[.N100]+[.N101]-[.N102]" office:value-type="float" office:value="6.4980274214301" calcext:value-type="float">
            <text:p>6,50</text:p>
          </table:table-cell>
          <table:table-cell table:style-name="ce684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Момент на тормозе от уклона, Нм</text:p>
          </table:table-cell>
          <table:table-cell table:style-name="ce372" office:value-type="string" calcext:value-type="string">
            <text:p>момент, создаваемый уклоном</text:p>
          </table:table-cell>
          <table:table-cell table:style-name="ce566" office:value-type="string" calcext:value-type="string">
            <text:p>\frac{#1 \x #2 \x #4}{2 \x #3}</text:p>
          </table:table-cell>
          <table:table-cell table:style-name="ce566" table:formula="of:=[.I99]" office:value-type="string" office:string-value="Н$\cdot$м" calcext:value-type="string">
            <text:p>Н$\cdot$м</text:p>
          </table:table-cell>
          <table:table-cell table:style-name="ce566" office:value-type="string" calcext:value-type="string">
            <text:p>T_\text{у.0}</text:p>
          </table:table-cell>
          <table:table-cell table:style-name="ce336"/>
          <table:table-cell table:style-name="ce619" table:formula="of:=[.L103]*[.L17]/1000/2/[.L63]*[.L106]" office:value-type="float" office:value="1.67671428571429" calcext:value-type="float">
            <text:p>1,68</text:p>
          </table:table-cell>
          <table:table-cell table:style-name="ce643" table:formula="of:=[.M103]*[.M17]/1000/2/[.M63]*[.M106]" office:value-type="float" office:value="1.48684171885714" calcext:value-type="float">
            <text:p>1,49</text:p>
          </table:table-cell>
          <table:table-cell table:style-name="ce661" table:formula="of:=[.N103]*[.N17]/1000/2/[.N63]*[.N106]" office:value-type="float" office:value="1.87342056576" calcext:value-type="float">
            <text:p>1,87</text:p>
          </table:table-cell>
          <table:table-cell table:style-name="ce683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Момент на тормозе от инерции тележки, Нм</text:p>
          </table:table-cell>
          <table:table-cell table:style-name="ce372" office:value-type="string" calcext:value-type="string">
            <text:p>момент, создаваемый инерцией тележки</text:p>
          </table:table-cell>
          <table:table-cell table:style-name="ce566" office:value-type="string" calcext:value-type="string">
            <text:p>\frac{#1 \x #2 \x #4}{2 \x #3}</text:p>
          </table:table-cell>
          <table:table-cell table:style-name="ce566" table:formula="of:=[.I99]" office:value-type="string" office:string-value="Н$\cdot$м" calcext:value-type="string">
            <text:p>Н$\cdot$м</text:p>
          </table:table-cell>
          <table:table-cell table:style-name="ce566" office:value-type="string" calcext:value-type="string">
            <text:p>T_\text{и.0}</text:p>
          </table:table-cell>
          <table:table-cell table:style-name="ce336"/>
          <table:table-cell table:style-name="ce619" table:formula="of:=[.L104]*[.L17]/1000/2/[.L63]*[.L106]" office:value-type="float" office:value="10.6824304645406" calcext:value-type="float">
            <text:p>10,68</text:p>
          </table:table-cell>
          <table:table-cell table:style-name="ce643" table:formula="of:=[.M104]*[.M17]/1000/2/[.M63]*[.M106]" office:value-type="float" office:value="9.47274285714286" calcext:value-type="float">
            <text:p>9,47</text:p>
          </table:table-cell>
          <table:table-cell table:style-name="ce661" table:formula="of:=[.N104]*[.N17]/1000/2/[.N63]*[.N106]" office:value-type="float" office:value="11.935656" calcext:value-type="float">
            <text:p>11,94</text:p>
          </table:table-cell>
          <table:table-cell table:style-name="ce683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Момент на тормозе от сил трения, Нм</text:p>
          </table:table-cell>
          <table:table-cell table:style-name="ce372" office:value-type="string" calcext:value-type="string">
            <text:p>момент, создаваемый силами трения</text:p>
          </table:table-cell>
          <table:table-cell table:style-name="ce566" office:value-type="string" calcext:value-type="string">
            <text:p>\frac{#1 \x #2}{2 \x #3 \x #4}</text:p>
          </table:table-cell>
          <table:table-cell table:style-name="ce566" table:formula="of:=[.I99]" office:value-type="string" office:string-value="Н$\cdot$м" calcext:value-type="string">
            <text:p>Н$\cdot$м</text:p>
          </table:table-cell>
          <table:table-cell table:style-name="ce566" office:value-type="string" calcext:value-type="string">
            <text:p>T_\text{тр.0}</text:p>
          </table:table-cell>
          <table:table-cell table:style-name="ce336"/>
          <table:table-cell table:style-name="ce619" table:formula="of:=[.L105]*[.L17]/1000/2/[.L63]/[.L106]" office:value-type="float" office:value="7.1002853460972" calcext:value-type="float">
            <text:p>7,10</text:p>
          </table:table-cell>
          <table:table-cell table:style-name="ce643" table:formula="of:=[.M105]*[.M17]/1000/2/[.M63]/[.M106]" office:value-type="float" office:value="5.80241995581738" calcext:value-type="float">
            <text:p>5,80</text:p>
          </table:table-cell>
          <table:table-cell table:style-name="ce661" table:formula="of:=[.N105]*[.N17]/1000/2/[.N63]/[.N106]" office:value-type="float" office:value="7.3110491443299" calcext:value-type="float">
            <text:p>7,31</text:p>
          </table:table-cell>
          <table:table-cell table:style-name="ce683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Сопротивление от уклона для пустой тележки, Н</text:p>
          </table:table-cell>
          <table:table-cell table:style-name="ce372" office:value-type="string" calcext:value-type="string">
            <text:p>сопротивление движению от уклона</text:p>
          </table:table-cell>
          <table:table-cell table:style-name="ce566"/>
          <table:table-cell table:style-name="ce566" office:value-type="string" calcext:value-type="string">
            <text:p>Н</text:p>
          </table:table-cell>
          <table:table-cell table:style-name="ce566" office:value-type="string" calcext:value-type="string">
            <text:p>W_\text{у.0}</text:p>
          </table:table-cell>
          <table:table-cell table:style-name="ce336"/>
          <table:table-cell table:style-name="ce613" table:formula="of:=[.L30]*[.L12]" office:value-type="float" office:value="242" calcext:value-type="float">
            <text:p>242</text:p>
          </table:table-cell>
          <table:table-cell table:style-name="ce643" table:formula="of:=[.M30]*[.M12]" office:value-type="float" office:value="241.420176" calcext:value-type="float">
            <text:p>241,42</text:p>
          </table:table-cell>
          <table:table-cell table:style-name="ce661" table:formula="of:=[.N30]*[.N12]" office:value-type="float" office:value="241.420176" calcext:value-type="float">
            <text:p>241,42</text:p>
          </table:table-cell>
          <table:table-cell table:style-name="ce683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372" office:value-type="string" calcext:value-type="string">
            <text:p>сопротивление движению, создаваемое инерцией</text:p>
          </table:table-cell>
          <table:table-cell table:style-name="ce566" office:value-type="string" calcext:value-type="string">
            <text:p>#1 \x #4 \cdot \frac{#2}{#3}</text:p>
          </table:table-cell>
          <table:table-cell table:style-name="ce566" office:value-type="string" calcext:value-type="string">
            <text:p>Н</text:p>
          </table:table-cell>
          <table:table-cell table:style-name="ce566" office:value-type="string" calcext:value-type="string">
            <text:p>W_\text{и.0}</text:p>
          </table:table-cell>
          <table:table-cell table:style-name="ce336"/>
          <table:table-cell table:style-name="ce613" table:formula="of:=[.L38]*[.L12]/g*[.L107]" office:value-type="float" office:value="1541.79408766565" calcext:value-type="float">
            <text:p>1 542</text:p>
          </table:table-cell>
          <table:table-cell table:style-name="ce643" table:formula="of:=[.M38]*[.M12]/g*[.M107]" office:value-type="float" office:value="1538.1" calcext:value-type="float">
            <text:p>1 538,10</text:p>
          </table:table-cell>
          <table:table-cell table:style-name="ce661" table:formula="of:=[.N38]*[.N12]/g*[.N107]" office:value-type="float" office:value="1538.1" calcext:value-type="float">
            <text:p>1 538,10</text:p>
          </table:table-cell>
          <table:table-cell table:style-name="ce683" table:formula="of:=[.O38]*[.O12]/g*[.O107]" office:value-type="float" office:value="1538.1" calcext:value-type="float">
            <text:p>1 538,10</text:p>
          </table:table-cell>
          <table:table-cell table:style-name="ce683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710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Сопротивление от трения для пустой тележки, Н</text:p>
          </table:table-cell>
          <table:table-cell table:style-name="ce372" office:value-type="string" calcext:value-type="string">
            <text:p>сопротивление движению от трения</text:p>
          </table:table-cell>
          <table:table-cell table:style-name="ce566" office:value-type="string" calcext:value-type="string">
            <text:p>#1 \x \frac{#2 \x #3 + 2\x #4}{#6} \x #5</text:p>
          </table:table-cell>
          <table:table-cell table:style-name="ce566" office:value-type="string" calcext:value-type="string">
            <text:p>Н</text:p>
          </table:table-cell>
          <table:table-cell table:style-name="ce566" office:value-type="string" calcext:value-type="string">
            <text:p>W_\text{тр.0}</text:p>
          </table:table-cell>
          <table:table-cell table:style-name="ce336"/>
          <table:table-cell table:style-name="ce613" table:formula="of:=[.L12]*([.L26]*[.L20]+2*[.L27])*[.L108]/[.L17]" office:value-type="float" office:value="964.21875" calcext:value-type="float">
            <text:p>964</text:p>
          </table:table-cell>
          <table:table-cell table:style-name="ce643" table:formula="of:=[.M12]*([.M26]*[.M20]+2*[.M27])*[.M108]/[.M17]" office:value-type="float" office:value="886.46470875" calcext:value-type="float">
            <text:p>886,46</text:p>
          </table:table-cell>
          <table:table-cell table:style-name="ce661" table:formula="of:=[.N12]*([.N26]*[.N20]+2*[.N27])*[.N108]/[.N17]" office:value-type="float" office:value="886.46470875" calcext:value-type="float">
            <text:p>886,46</text:p>
          </table:table-cell>
          <table:table-cell table:style-name="ce683" table:formula="of:=[.O12]*([.O26]*[.O20]+2*[.O27])*[.O108]/[.O17]" office:value-type="float" office:value="886.46470875" calcext:value-type="float">
            <text:p>886,46</text:p>
          </table:table-cell>
          <table:table-cell table:style-name="ce683" table:formula="of:=([.P3]+Q*0)*g+[.P12]" office:value-type="float" office:value="130677.048" calcext:value-type="float">
            <text:p>130 677,05</text:p>
          </table:table-cell>
          <table:table-cell table:style-name="ce710" table:formula="of:=([.Q3]+Q*0)*g+[.Q12]" office:value-type="float" office:value="130677.048" calcext:value-type="float">
            <text:p>130 677,05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618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684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712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338" table:number-columns-repeated="1013"/>
          <table:table-cell/>
        </table:table-row>
        <table:table-row table:style-name="ro2">
          <table:table-cell table:number-columns-repeated="5"/>
          <table:table-cell table:style-name="ce362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379"/>
          <table:table-cell table:style-name="ce597" table:number-columns-repeated="3"/>
          <table:table-cell table:number-columns-repeated="5"/>
          <table:table-cell table:style-name="ce687" table:formula="of:=[.P60]/[.P108]/60" office:value-type="string" office:string-value="" calcext:value-type="error">
            <text:p>#ЗНАЧ!</text:p>
          </table:table-cell>
          <table:table-cell table:style-name="ce716" table:formula="of:=[.Q60]/[.Q108]/60" office:value-type="string" office:string-value="" calcext:value-type="error">
            <text:p>#ЗНАЧ!</text:p>
          </table:table-cell>
          <table:table-cell/>
          <table:table-cell table:style-name="ce342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350"/>
          <table:table-cell table:style-name="ce376" office:value-type="string" calcext:value-type="string">
            <text:p>Выбор тормоза</text:p>
          </table:table-cell>
          <table:table-cell table:style-name="ce558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683" table:formula="of:=[.P111]*[.P112]" office:value-type="float" office:value="158.586532580853" calcext:value-type="float">
            <text:p>158,59</text:p>
          </table:table-cell>
          <table:table-cell table:style-name="ce710" table:formula="of:=[.Q111]*[.Q112]" office:value-type="float" office:value="158.586532580853" calcext:value-type="float">
            <text:p>158,59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621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683" table:formula="of:=[.P43]*1000/(2*PI()*[.P44]/60)" office:value-type="float" office:value="102.313891987647" calcext:value-type="float">
            <text:p>102,31</text:p>
          </table:table-cell>
          <table:table-cell table:style-name="ce710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table:style-name="ce360" office:value-type="string" calcext:value-type="string">
            <text:p>момент инерции тормозного шкива, кг*м2</text:p>
          </table:table-cell>
          <table:table-cell table:style-name="ce377"/>
          <table:table-cell table:style-name="ce595" table:number-columns-repeated="3"/>
          <table:table-cell table:style-name="ce609" office:value-type="float" office:value="0.079372" calcext:value-type="float">
            <text:p>0,079372</text:p>
          </table:table-cell>
          <table:table-cell table:style-name="ce630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683" table:formula="of:=[.P23]*[.P17]/1000/2/[.P53]/[.P39]" office:value-type="string" office:string-value="" calcext:value-type="error">
            <text:p>#ЗНАЧ!</text:p>
          </table:table-cell>
          <table:table-cell table:style-name="ce710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22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1"/>
          <table:table-cell table:style-name="ce356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372"/>
          <table:table-cell table:style-name="ce566" table:number-columns-repeated="3"/>
          <table:table-cell table:style-name="ce336"/>
          <table:table-cell table:style-name="ce619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643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661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336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36"/>
          <table:table-cell table:style-name="ce356" office:value-type="string" calcext:value-type="string">
            <text:p>Вес тележки, Н</text:p>
          </table:table-cell>
          <table:table-cell table:style-name="ce372"/>
          <table:table-cell table:style-name="ce566" table:number-columns-repeated="3"/>
          <table:table-cell table:style-name="ce336" office:value-type="string" calcext:value-type="string">
            <text:p>G</text:p>
          </table:table-cell>
          <table:table-cell table:style-name="ce619" table:formula="of:=([.L3]+Q*0)*g+[.L12]" office:value-type="float" office:value="130966.96" calcext:value-type="float">
            <text:p>130 966,96</text:p>
          </table:table-cell>
          <table:table-cell table:style-name="ce643" table:formula="of:=([.M3]+Q*0)*g+[.M12]" office:value-type="float" office:value="130677.048" calcext:value-type="float">
            <text:p>130 677,05</text:p>
          </table:table-cell>
          <table:table-cell table:style-name="ce661" table:formula="of:=([.N3]+Q*0)*g+[.N12]" office:value-type="float" office:value="130677.048" calcext:value-type="float">
            <text:p>130 677,05</text:p>
          </table:table-cell>
          <table:table-cell table:style-name="ce336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32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683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710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690"/>
          <table:table-cell table:style-name="ce336" table:number-columns-repeated="1014"/>
        </table:table-row>
        <table:table-row table:style-name="ro1">
          <table:table-cell table:number-columns-repeated="4"/>
          <table:table-cell table:style-name="ce338"/>
          <table:table-cell table:style-name="ce358" office:value-type="string" calcext:value-type="string">
            <text:p>Время разгона, с</text:p>
          </table:table-cell>
          <table:table-cell table:style-name="ce374" office:value-type="string" calcext:value-type="string">
            <text:p>время разгона механизма передвижения</text:p>
          </table:table-cell>
          <table:table-cell table:style-name="ce589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589" office:value-type="string" calcext:value-type="string">
            <text:p>с</text:p>
          </table:table-cell>
          <table:table-cell table:style-name="ce589" office:value-type="string" calcext:value-type="string">
            <text:p>t_\text{разг}</text:p>
          </table:table-cell>
          <table:table-cell table:style-name="ce338"/>
          <table:table-cell table:style-name="ce617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645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663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684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681" table:formula="of:=([.P3]+Q*1)*g+[.P12]" office:value-type="float" office:value="523077.048" calcext:value-type="float">
            <text:p>523 077</text:p>
          </table:table-cell>
          <table:table-cell table:style-name="ce708" table:formula="of:=([.Q3]+Q*1)*g+[.Q12]" office:value-type="float" office:value="523077.048" calcext:value-type="float">
            <text:p>523 077</text:p>
          </table:table-cell>
          <table:table-cell table:style-name="ce691"/>
          <table:table-cell table:style-name="ce335" table:number-columns-repeated="1014"/>
        </table:table-row>
        <table:table-row table:style-name="ro1">
          <table:table-cell table:number-columns-repeated="4"/>
          <table:table-cell table:style-name="ce342"/>
          <table:table-cell table:style-name="ce363" office:value-type="string" calcext:value-type="string">
            <text:p>Ускорение при разгоне, м/с2</text:p>
          </table:table-cell>
          <table:table-cell table:style-name="ce380" office:value-type="string" calcext:value-type="string">
            <text:p>ускорение при разгоне</text:p>
          </table:table-cell>
          <table:table-cell table:style-name="ce598" office:value-type="string" calcext:value-type="string">
            <text:p>\frac{#1}{#2}</text:p>
          </table:table-cell>
          <table:table-cell table:style-name="ce598" office:value-type="string" calcext:value-type="string">
            <text:p>м/с$^2$</text:p>
          </table:table-cell>
          <table:table-cell table:style-name="ce598" office:value-type="string" calcext:value-type="string">
            <text:p>a_\text{разг}</text:p>
          </table:table-cell>
          <table:table-cell table:style-name="ce342"/>
          <table:table-cell table:style-name="ce631" table:formula="of:=[.L72]/[.L120]/60" office:value-type="float" office:value="0.0845389980961555" calcext:value-type="float">
            <text:p>0,085</text:p>
          </table:table-cell>
          <table:table-cell table:style-name="ce650" table:formula="of:=[.M72]/[.M120]/60" office:value-type="float" office:value="0.124582739754199" calcext:value-type="float">
            <text:p>0,125</text:p>
          </table:table-cell>
          <table:table-cell table:style-name="ce666" table:formula="of:=[.N72]/[.N120]/60" office:value-type="float" office:value="0.0675886644316195" calcext:value-type="float">
            <text:p>0,068</text:p>
          </table:table-cell>
          <table:table-cell table:style-name="ce687" table:formula="of:=[.O72]/[.O120]/60" office:value-type="float" office:value="0.0949104065920824" calcext:value-type="float">
            <text:p>0,095</text:p>
          </table:table-cell>
          <table:table-cell table:style-name="ce681"/>
          <table:table-cell table:style-name="ce708"/>
          <table:table-cell table:style-name="ce691"/>
          <table:table-cell table:style-name="ce335" table:number-columns-repeated="1014"/>
        </table:table-row>
        <table:table-row table:style-name="ro1">
          <table:table-cell table:number-columns-repeated="4"/>
          <table:table-cell table:style-name="ce336"/>
          <table:table-cell table:style-name="ce356" office:value-type="string" calcext:value-type="string">
            <text:p>Среднепусковой момент двигателя, Нм</text:p>
          </table:table-cell>
          <table:table-cell table:style-name="ce372" office:value-type="string" calcext:value-type="string">
            <text:p>среднепусковой момент двигателя</text:p>
          </table:table-cell>
          <table:table-cell table:style-name="ce566"/>
          <table:table-cell table:style-name="ce566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336"/>
          <table:table-cell table:style-name="ce613" table:formula="of:=[.L124]*[.L123]" office:value-type="float" office:value="118.096354049571" calcext:value-type="float">
            <text:p>118</text:p>
          </table:table-cell>
          <table:table-cell table:style-name="ce643" table:formula="of:=[.M123]*[.M124]" office:value-type="float" office:value="118.096354049571" calcext:value-type="float">
            <text:p>118,10</text:p>
          </table:table-cell>
          <table:table-cell table:style-name="ce661" table:formula="of:=[.N123]*[.N124]" office:value-type="float" office:value="118.096354049571" calcext:value-type="float">
            <text:p>118,10</text:p>
          </table:table-cell>
          <table:table-cell table:style-name="ce683" table:formula="of:=[.O123]*[.O124]" office:value-type="float" office:value="118.096354049571" calcext:value-type="float">
            <text:p>118,10</text:p>
          </table:table-cell>
          <table:table-cell table:style-name="ce681"/>
          <table:table-cell table:style-name="ce708"/>
          <table:table-cell table:style-name="ce691"/>
          <table:table-cell table:style-name="ce335" table:number-columns-repeated="1014"/>
        </table:table-row>
        <table:table-row table:style-name="ro1">
          <table:table-cell table:number-columns-repeated="4"/>
          <table:table-cell table:style-name="ce336"/>
          <table:table-cell table:style-name="ce356" office:value-type="string" calcext:value-type="string">
            <text:p>Номинальный момент двигателя, Нм</text:p>
          </table:table-cell>
          <table:table-cell table:style-name="ce372" office:value-type="string" calcext:value-type="string">
            <text:p>номинальный момент двигателя</text:p>
          </table:table-cell>
          <table:table-cell table:style-name="ce566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629" table:formula="of:=[.L43]*1000/(2*PI()*[.L44]/60)" office:value-type="float" office:value="76.1911961610137" calcext:value-type="float">
            <text:p>76,2</text:p>
          </table:table-cell>
          <table:table-cell table:style-name="ce643" table:formula="of:=[.M43]*1000/(2*PI()*[.M44]/60)" office:value-type="float" office:value="76.1911961610137" calcext:value-type="float">
            <text:p>76,19</text:p>
          </table:table-cell>
          <table:table-cell table:style-name="ce661" table:formula="of:=[.N43]*1000/(2*PI()*[.N44]/60)" office:value-type="float" office:value="76.1911961610137" calcext:value-type="float">
            <text:p>76,19</text:p>
          </table:table-cell>
          <table:table-cell table:style-name="ce683" table:formula="of:=[.O43]*1000/(2*PI()*[.O44]/60)" office:value-type="float" office:value="76.1911961610137" calcext:value-type="float">
            <text:p>76,19</text:p>
          </table:table-cell>
          <table:table-cell table:style-name="ce681"/>
          <table:table-cell table:style-name="ce708"/>
          <table:table-cell table:style-name="ce691"/>
          <table:table-cell table:style-name="ce335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Статический момент сопротивления, Нм</text:p>
          </table:table-cell>
          <table:table-cell table:style-name="ce372" office:value-type="string" calcext:value-type="string">
            <text:p>статический момент сопротивления</text:p>
          </table:table-cell>
          <table:table-cell table:style-name="ce566" office:value-type="string" calcext:value-type="string">
            <text:p>\frac{#1 \x #2}{2 \x #3 \x #4}</text:p>
          </table:table-cell>
          <table:table-cell table:style-name="ce566" table:formula="of:=[.I123]" office:value-type="string" office:string-value="Н$\cdot$м" calcext:value-type="string">
            <text:p>Н$\cdot$м</text:p>
          </table:table-cell>
          <table:table-cell table:style-name="ce566" office:value-type="string" calcext:value-type="string">
            <text:p>T_\text{ст}</text:p>
          </table:table-cell>
          <table:table-cell table:style-name="ce336"/>
          <table:table-cell table:style-name="ce619" table:formula="of:=[.L23]*[.L17]/1000/2/[.L63]/[.L39]" office:value-type="float" office:value="78.8345588235294" calcext:value-type="float">
            <text:p>78,83</text:p>
          </table:table-cell>
          <table:table-cell table:style-name="ce643" table:formula="of:=[.M23]*[.M17]/1000/2/[.M63]/[.M39]" office:value-type="float" office:value="65.2014807731092" calcext:value-type="float">
            <text:p>65,20</text:p>
          </table:table-cell>
          <table:table-cell table:style-name="ce661" table:formula="of:=[.N23]*[.N17]/1000/2/[.N63]/[.N39]" office:value-type="float" office:value="82.1538657741177" calcext:value-type="float">
            <text:p>82,15</text:p>
          </table:table-cell>
          <table:table-cell table:style-name="ce683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381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687" table:formula="of:=[.P60]/60/[.P128]" office:value-type="string" office:string-value="" calcext:value-type="error">
            <text:p>#ЗНАЧ!</text:p>
          </table:table-cell>
          <table:table-cell table:style-name="ce716" table:formula="of:=[.Q60]/60/[.Q128]" office:value-type="string" office:string-value="" calcext:value-type="error">
            <text:p>#ЗНАЧ!</text:p>
          </table:table-cell>
          <table:table-cell/>
          <table:table-cell table:style-name="ce342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632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687" table:formula="of:=[.P60]/60/[.P129]" office:value-type="string" office:string-value="" calcext:value-type="error">
            <text:p>#ЗНАЧ!</text:p>
          </table:table-cell>
          <table:table-cell table:style-name="ce716" table:formula="of:=[.Q60]/60/[.Q129]" office:value-type="string" office:string-value="" calcext:value-type="error">
            <text:p>#ЗНАЧ!</text:p>
          </table:table-cell>
          <table:table-cell/>
          <table:table-cell table:style-name="ce342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351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683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710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351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683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710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15"/>
          <table:table-cell table:style-name="ce683" table:formula="of:=[.P82]" office:value-type="string" office:string-value="" calcext:value-type="error">
            <text:p>#ЗНАЧ!</text:p>
          </table:table-cell>
          <table:table-cell table:style-name="ce710" table:formula="of:=[.Q82]" office:value-type="string" office:string-value="" calcext:value-type="error">
            <text:p>#ЗНАЧ!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36"/>
          <table:table-cell table:style-name="ce356" office:value-type="string" calcext:value-type="string">
            <text:p>[мое] Время разгона, с</text:p>
          </table:table-cell>
          <table:table-cell table:style-name="ce372"/>
          <table:table-cell table:style-name="ce566" table:number-columns-repeated="3"/>
          <table:table-cell table:style-name="ce336"/>
          <table:table-cell table:style-name="ce619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643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661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683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681" table:formula="of:=g*(Q*0+[.P3]) + [.P12]" office:value-type="float" office:value="130677.048" calcext:value-type="float">
            <text:p>130 677</text:p>
          </table:table-cell>
          <table:table-cell table:style-name="ce708" table:formula="of:=g*(Q*0+[.Q3]) + [.Q12]" office:value-type="float" office:value="130677.048" calcext:value-type="float">
            <text:p>130 677</text:p>
          </table:table-cell>
          <table:table-cell/>
          <table:table-cell table:style-name="ce33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35"/>
          <table:table-cell table:style-name="ce353" office:value-type="string" calcext:value-type="string">
            <text:p>Вес, Н</text:p>
          </table:table-cell>
          <table:table-cell table:style-name="ce369"/>
          <table:table-cell table:style-name="ce555" table:number-columns-repeated="3"/>
          <table:table-cell table:style-name="ce335"/>
          <table:table-cell table:style-name="ce613" table:formula="of:=([.L3]+Q*1)*g+[.L12]" office:value-type="float" office:value="523366.96" calcext:value-type="float">
            <text:p>523 367</text:p>
          </table:table-cell>
          <table:table-cell table:style-name="ce641" table:formula="of:=([.M3]+Q*1)*g+[.M12]" office:value-type="float" office:value="523077.048" calcext:value-type="float">
            <text:p>523 077</text:p>
          </table:table-cell>
          <table:table-cell table:style-name="ce659" table:formula="of:=([.N3]+Q*1)*g+[.N12]" office:value-type="float" office:value="523077.048" calcext:value-type="float">
            <text:p>523 077</text:p>
          </table:table-cell>
          <table:table-cell table:style-name="ce681" table:formula="of:=([.O3]+Q*1)*g+[.O12]" office:value-type="float" office:value="523077.048" calcext:value-type="float">
            <text:p>523 077</text:p>
          </table:table-cell>
          <table:table-cell table:style-name="ce700" table:formula="of:=2*[.P53]/[.P17]*1000" office:value-type="string" office:string-value="" calcext:value-type="error">
            <text:p>#ЗНАЧ!</text:p>
          </table:table-cell>
          <table:table-cell table:style-name="ce715" table:formula="of:=2*[.Q53]/[.Q17]*1000" office:value-type="string" office:string-value="" calcext:value-type="error">
            <text:p>#ЗНАЧ!</text:p>
          </table:table-cell>
          <table:table-cell/>
          <table:table-cell table:style-name="ce343" table:number-columns-repeated="1013"/>
          <table:table-cell/>
        </table:table-row>
        <table:table-row table:style-name="ro1">
          <table:table-cell table:number-columns-repeated="4"/>
          <table:table-cell table:style-name="ce335"/>
          <table:table-cell table:style-name="ce353"/>
          <table:table-cell table:style-name="ce369"/>
          <table:table-cell table:style-name="ce555" table:number-columns-repeated="3"/>
          <table:table-cell table:style-name="ce335"/>
          <table:table-cell table:style-name="ce613"/>
          <table:table-cell table:style-name="ce641"/>
          <table:table-cell table:style-name="ce659"/>
          <table:table-cell table:style-name="ce681"/>
          <table:table-cell table:style-name="ce701"/>
          <table:table-cell table:style-name="ce717"/>
          <table:table-cell table:number-columns-repeated="1015"/>
        </table:table-row>
        <table:table-row table:style-name="ro1">
          <table:table-cell table:number-columns-repeated="4"/>
          <table:table-cell table:style-name="ce335"/>
          <table:table-cell table:style-name="ce353" office:value-type="string" calcext:value-type="string">
            <text:p>[еще раз из методички] Время разгона, с</text:p>
          </table:table-cell>
          <table:table-cell table:style-name="ce369"/>
          <table:table-cell table:style-name="ce555" table:number-columns-repeated="3"/>
          <table:table-cell table:style-name="ce335"/>
          <table:table-cell table:style-name="ce613"/>
          <table:table-cell table:style-name="ce651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659"/>
          <table:table-cell table:style-name="ce681"/>
          <table:table-cell table:style-name="ce687" table:formula="of:=g*([.P137]/[.P136]*2/4*[.P138] - [.P25])" office:value-type="float" office:value="0.591665625" calcext:value-type="float">
            <text:p>0,592</text:p>
          </table:table-cell>
          <table:table-cell table:style-name="ce716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342" table:number-columns-repeated="1013"/>
          <table:table-cell/>
        </table:table-row>
        <table:table-row table:style-name="ro1">
          <table:table-cell table:number-columns-repeated="4"/>
          <table:table-cell table:style-name="ce335"/>
          <table:table-cell table:style-name="ce353" office:value-type="string" calcext:value-type="string">
            <text:p>Статический момент сопротивления, Нм</text:p>
          </table:table-cell>
          <table:table-cell table:style-name="ce369"/>
          <table:table-cell table:style-name="ce555" table:number-columns-repeated="3"/>
          <table:table-cell table:style-name="ce335"/>
          <table:table-cell table:style-name="ce613"/>
          <table:table-cell table:style-name="ce643" table:formula="of:=[.M17]/1000/2*([.M24]+[.M29])/[.M63]/[.M39]" office:value-type="float" office:value="65.2014807731092" calcext:value-type="float">
            <text:p>65,20</text:p>
          </table:table-cell>
          <table:table-cell table:style-name="ce667"/>
          <table:table-cell table:style-name="ce688"/>
          <table:table-cell table:style-name="ce687" table:formula="of:=g*([.P137]/[.P136]*2/4*[.P138] + [.P25])" office:value-type="float" office:value="0.879834375" calcext:value-type="float">
            <text:p>0,880</text:p>
          </table:table-cell>
          <table:table-cell table:style-name="ce716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342" table:number-columns-repeated="1013"/>
          <table:table-cell/>
        </table:table-row>
        <table:table-row table:style-name="ro1">
          <table:table-cell table:number-columns-repeated="13"/>
          <table:table-cell table:style-name="ce264"/>
          <table:table-cell table:style-name="ce324"/>
          <table:table-cell table:style-name="ce700" office:value-type="float" office:value="1.2" calcext:value-type="float">
            <text:p>1,2</text:p>
          </table:table-cell>
          <table:table-cell table:style-name="ce715" office:value-type="float" office:value="1.2" calcext:value-type="float">
            <text:p>1,2</text:p>
          </table:table-cell>
          <table:table-cell/>
          <table:table-cell table:style-name="ce343" table:number-columns-repeated="1013"/>
          <table:table-cell/>
        </table:table-row>
        <table:table-row table:style-name="ro1">
          <table:table-cell table:number-columns-repeated="4"/>
          <table:table-cell table:style-name="ce332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264"/>
          <table:table-cell table:style-name="ce324"/>
          <table:table-cell table:style-name="ce683" office:value-type="float" office:value="0.2" calcext:value-type="float">
            <text:p>0,20</text:p>
          </table:table-cell>
          <table:table-cell table:style-name="ce710" office:value-type="float" office:value="0.2" calcext:value-type="float">
            <text:p>0,20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42"/>
          <table:table-cell table:style-name="ce363" office:value-type="string" calcext:value-type="string">
            <text:p>Фактическое ускорение при разгоне, м/с2</text:p>
          </table:table-cell>
          <table:table-cell table:style-name="ce380" office:value-type="string" calcext:value-type="string">
            <text:p>расчетное ускорение при разгоне</text:p>
          </table:table-cell>
          <table:table-cell table:style-name="ce598" office:value-type="string" calcext:value-type="string">
            <text:p>\frac{#1}{#2}</text:p>
          </table:table-cell>
          <table:table-cell table:style-name="ce598" office:value-type="string" calcext:value-type="string">
            <text:p>м/с$^2$</text:p>
          </table:table-cell>
          <table:table-cell table:style-name="ce566" office:value-type="string" calcext:value-type="string">
            <text:p>a_\text{разг}</text:p>
          </table:table-cell>
          <table:table-cell table:style-name="ce342"/>
          <table:table-cell table:style-name="ce631" table:formula="of:=[.L72]/60/[.L140]" office:value-type="float" office:value="0.783624811142228" calcext:value-type="float">
            <text:p>0,784</text:p>
          </table:table-cell>
          <table:table-cell table:style-name="ce650" table:formula="of:=[.M72]/60/[.M140]" office:value-type="float" office:value="0.824863986927818" calcext:value-type="float">
            <text:p>0,825</text:p>
          </table:table-cell>
          <table:table-cell table:style-name="ce668" table:formula="of:=[.N72]/60/[.N140]" office:value-type="float" office:value="0.644071588101975" calcext:value-type="float">
            <text:p>0,644</text:p>
          </table:table-cell>
          <table:table-cell table:style-name="ce689" table:formula="of:=[.O72]/60/[.O140]" office:value-type="float" office:value="0.753602667356278" calcext:value-type="float">
            <text:p>0,754</text:p>
          </table:table-cell>
          <table:table-cell table:style-name="ce683" office:value-type="float" office:value="0.9" calcext:value-type="float">
            <text:p>0,90</text:p>
          </table:table-cell>
          <table:table-cell table:style-name="ce710" office:value-type="float" office:value="0.9" calcext:value-type="float">
            <text:p>0,90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4"/>
          <table:table-cell table:style-name="ce342"/>
          <table:table-cell table:style-name="ce363" office:value-type="string" calcext:value-type="string">
            <text:p>Фактическое ускорение при торможении, м/с2</text:p>
          </table:table-cell>
          <table:table-cell table:style-name="ce380" office:value-type="string" calcext:value-type="string">
            <text:p>расчетное ускорение при торможении</text:p>
          </table:table-cell>
          <table:table-cell table:style-name="ce598" office:value-type="string" calcext:value-type="string">
            <text:p>\frac{#1}{#2}</text:p>
          </table:table-cell>
          <table:table-cell table:style-name="ce598" table:formula="of:=[.I138]" office:value-type="string" office:string-value="м/с$^2$" calcext:value-type="string">
            <text:p>м/с$^2$</text:p>
          </table:table-cell>
          <table:table-cell table:style-name="ce566" office:value-type="string" calcext:value-type="string">
            <text:p>a_\text{торм}</text:p>
          </table:table-cell>
          <table:table-cell table:style-name="ce342"/>
          <table:table-cell table:style-name="ce631" table:formula="of:=[.L72]/60/[.L141]" office:value-type="float" office:value="0.17771343660871" calcext:value-type="float">
            <text:p>0,178</text:p>
          </table:table-cell>
          <table:table-cell table:style-name="ce650" table:formula="of:=[.M72]/60/[.M141]" office:value-type="float" office:value="0.154971014046873" calcext:value-type="float">
            <text:p>0,155</text:p>
          </table:table-cell>
          <table:table-cell table:style-name="ce668" table:formula="of:=[.N72]/60/[.N141]" office:value-type="float" office:value="0.15814731833681" calcext:value-type="float">
            <text:p>0,158</text:p>
          </table:table-cell>
          <table:table-cell table:style-name="ce689" table:formula="of:=[.O72]/60/[.O141]" office:value-type="float" office:value="0.162080031190653" calcext:value-type="float">
            <text:p>0,162</text:p>
          </table:table-cell>
          <table:table-cell table:style-name="ce701"/>
          <table:table-cell table:style-name="ce717"/>
          <table:table-cell table:number-columns-repeated="1015"/>
        </table:table-row>
        <table:table-row table:style-name="ro1">
          <table:table-cell table:number-columns-repeated="4"/>
          <table:table-cell table:style-name="ce336"/>
          <table:table-cell table:style-name="ce356" office:value-type="string" calcext:value-type="string">
            <text:p>Фактическое время разгона, с</text:p>
          </table:table-cell>
          <table:table-cell table:style-name="ce372" office:value-type="string" calcext:value-type="string">
            <text:p>расчетное время разгона</text:p>
          </table:table-cell>
          <table:table-cell table:style-name="ce566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566" office:value-type="string" calcext:value-type="string">
            <text:p>с</text:p>
          </table:table-cell>
          <table:table-cell table:style-name="ce566" office:value-type="string" calcext:value-type="string">
            <text:p>t_\text{разг}</text:p>
          </table:table-cell>
          <table:table-cell table:style-name="ce336"/>
          <table:table-cell table:style-name="ce619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3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643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664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690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701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717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36"/>
          <table:table-cell table:style-name="ce356" office:value-type="string" calcext:value-type="string">
            <text:p>Фактическое время торможения, с</text:p>
          </table:table-cell>
          <table:table-cell table:style-name="ce372" office:value-type="string" calcext:value-type="string">
            <text:p>расчетное время торможения</text:p>
          </table:table-cell>
          <table:table-cell table:style-name="ce566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566" office:value-type="string" calcext:value-type="string">
            <text:p>с</text:p>
          </table:table-cell>
          <table:table-cell table:style-name="ce566" office:value-type="string" calcext:value-type="string">
            <text:p>t_\text{торм}</text:p>
          </table:table-cell>
          <table:table-cell table:style-name="ce336"/>
          <table:table-cell table:style-name="ce619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643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664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690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701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717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36"/>
          <table:table-cell table:style-name="ce356" office:value-type="string" calcext:value-type="string">
            <text:p>Принимаемая настройка тормозного момента, Нм</text:p>
          </table:table-cell>
          <table:table-cell table:style-name="ce372" office:value-type="string" calcext:value-type="string">
            <text:p>настройка тормозного момента</text:p>
          </table:table-cell>
          <table:table-cell table:style-name="ce566"/>
          <table:table-cell table:style-name="ce566" table:formula="of:=[.I99]" office:value-type="string" office:string-value="Н$\cdot$м" calcext:value-type="string">
            <text:p>Н$\cdot$м</text:p>
          </table:table-cell>
          <table:table-cell table:style-name="ce566" table:formula="of:=[.J99]" office:value-type="string" office:string-value="T_\text{торм.р}" calcext:value-type="string">
            <text:p>T_\text{торм.р}</text:p>
          </table:table-cell>
          <table:table-cell table:style-name="ce336"/>
          <table:table-cell table:style-name="ce619" table:formula="of:=[.L99]" office:value-type="float" office:value="5.25885940415764" calcext:value-type="float">
            <text:p>5,26</text:p>
          </table:table-cell>
          <table:table-cell table:style-name="ce643" table:formula="of:=[.M99]" office:value-type="float" office:value="5.15716462018262" calcext:value-type="float">
            <text:p>5,16</text:p>
          </table:table-cell>
          <table:table-cell table:style-name="ce664" table:formula="of:=[.N99]" office:value-type="float" office:value="6.4980274214301" calcext:value-type="float">
            <text:p>6,50</text:p>
          </table:table-cell>
          <table:table-cell table:style-name="ce690" table:formula="of:=[.O99]" office:value-type="float" office:value="5.80181019770545" calcext:value-type="float">
            <text:p>5,80</text:p>
          </table:table-cell>
          <table:table-cell table:style-name="ce701"/>
          <table:table-cell table:style-name="ce717"/>
          <table:table-cell table:number-columns-repeated="1015"/>
        </table:table-row>
        <table:table-row table:style-name="ro1">
          <table:table-cell table:number-columns-repeated="4"/>
          <table:table-cell table:style-name="ce335"/>
          <table:table-cell table:style-name="ce353" office:value-type="string" calcext:value-type="string">
            <text:p>Вес тележки, Н</text:p>
          </table:table-cell>
          <table:table-cell table:style-name="ce369" office:value-type="string" calcext:value-type="string">
            <text:p>вес тележки без груза</text:p>
          </table:table-cell>
          <table:table-cell table:style-name="ce555" office:value-type="string" calcext:value-type="string">
            <text:p>#1 + #2 \x #3</text:p>
          </table:table-cell>
          <table:table-cell table:style-name="ce555" office:value-type="string" calcext:value-type="string">
            <text:p>Н</text:p>
          </table:table-cell>
          <table:table-cell table:style-name="ce555" office:value-type="string" calcext:value-type="string">
            <text:p>G</text:p>
          </table:table-cell>
          <table:table-cell table:style-name="ce335"/>
          <table:table-cell table:style-name="ce613" table:formula="of:=ORG.LIBREOFFICE.ROUNDSIG([.L12] + [.L3]*g; 3)" office:value-type="float" office:value="131000" calcext:value-type="float">
            <text:p>131 000</text:p>
          </table:table-cell>
          <table:table-cell table:style-name="ce641" table:formula="of:=g*(Q*0+[.M3]) + [.M12]" office:value-type="float" office:value="130677.048" calcext:value-type="float">
            <text:p>130 677</text:p>
          </table:table-cell>
          <table:table-cell table:style-name="ce667" table:formula="of:=g*(Q*0+[.N3]) + [.N12]" office:value-type="float" office:value="130677.048" calcext:value-type="float">
            <text:p>130 677</text:p>
          </table:table-cell>
          <table:table-cell table:style-name="ce691" table:formula="of:=g*(Q*0+[.O3]) + [.O12]" office:value-type="float" office:value="130677.048" calcext:value-type="float">
            <text:p>130 677</text:p>
          </table:table-cell>
          <table:table-cell table:style-name="ce687" table:formula="of:=g*(2/4*([.P137]/[.P136]+[.P26]*[.P20]/[.P17]) - [.P25])" office:value-type="float" office:value="0.68997" calcext:value-type="float">
            <text:p>0,690</text:p>
          </table:table-cell>
          <table:table-cell table:style-name="ce716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332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3"/>
          <table:table-cell table:style-name="ce364" office:value-type="string" calcext:value-type="string">
            <text:p>2*U_red / D_kol</text:p>
          </table:table-cell>
          <table:table-cell table:style-name="ce382" office:value-type="string" calcext:value-type="string">
            <text:p>XXX</text:p>
          </table:table-cell>
          <table:table-cell table:style-name="ce599"/>
          <table:table-cell table:style-name="ce599" office:value-type="string" calcext:value-type="string">
            <text:p>м$^{-1}$</text:p>
          </table:table-cell>
          <table:table-cell table:style-name="ce599" office:value-type="string" calcext:value-type="string">
            <text:p>\frac{2 U}{D_\text{к}}</text:p>
          </table:table-cell>
          <table:table-cell table:style-name="ce343"/>
          <table:table-cell table:style-name="ce633" table:formula="of:=2*[.L63]/[.L17]*1000" office:value-type="float" office:value="140" calcext:value-type="float">
            <text:p>140</text:p>
          </table:table-cell>
          <table:table-cell table:style-name="ce652" table:formula="of:=2*[.M63]/[.M17]*1000" office:value-type="float" office:value="157.5" calcext:value-type="float">
            <text:p>157,5</text:p>
          </table:table-cell>
          <table:table-cell table:style-name="ce669" table:formula="of:=2*[.N63]/[.N17]*1000" office:value-type="float" office:value="125" calcext:value-type="float">
            <text:p>125</text:p>
          </table:table-cell>
          <table:table-cell table:style-name="ce692" table:formula="of:=2*[.O63]/[.O17]*1000" office:value-type="float" office:value="140" calcext:value-type="float">
            <text:p>140</text:p>
          </table:table-cell>
          <table:table-cell table:style-name="ce687" table:formula="of:=g*(2/4*([.P137]/[.P136]-[.P26]*[.P20]/[.P17]) + [.P25]/[.P28])" office:value-type="float" office:value="0.858579375" calcext:value-type="float">
            <text:p>0,859</text:p>
          </table:table-cell>
          <table:table-cell table:style-name="ce716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332" table:number-columns-repeated="1014"/>
        </table:table-row>
        <table:table-row table:style-name="ro1">
          <table:table-cell table:number-columns-repeated="4"/>
          <table:table-cell table:style-name="ce322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634"/>
          <table:table-cell table:style-name="ce651"/>
          <table:table-cell table:style-name="ce670"/>
          <table:table-cell table:style-name="ce693"/>
          <table:table-cell table:style-name="ce701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717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42"/>
          <table:table-cell table:style-name="ce363" office:value-type="string" calcext:value-type="string">
            <text:p>Допускаемое ускорение при разгоне, м/с2</text:p>
          </table:table-cell>
          <table:table-cell table:style-name="ce380" office:value-type="string" calcext:value-type="string">
            <text:p>допускаемое ускорение при разгоне</text:p>
          </table:table-cell>
          <table:table-cell table:style-name="ce598" office:value-type="string" calcext:value-type="string">
            <text:p>#1 \cdot (\frac{#2}{#3}\cdot\frac{#4}{#5}\cdot #6 - #7)</text:p>
          </table:table-cell>
          <table:table-cell table:style-name="ce598" table:formula="of:=[.I147]" office:value-type="string" office:string-value="м/с$^2$" calcext:value-type="string">
            <text:p>м/с$^2$</text:p>
          </table:table-cell>
          <table:table-cell table:style-name="ce566" office:value-type="string" calcext:value-type="string">
            <text:p>[a_\text{разг}]</text:p>
          </table:table-cell>
          <table:table-cell table:style-name="ce342"/>
          <table:table-cell table:style-name="ce631" table:formula="of:=g*([.L149]/[.L148]*[.L14]/[.L13]*[.L150] - [.L25])" office:value-type="float" office:value="0.579403125" calcext:value-type="float">
            <text:p>0,579</text:p>
          </table:table-cell>
          <table:table-cell table:style-name="ce650" table:formula="of:=g*([.M149]/[.M148]*2/4*[.M150] - [.M25])" office:value-type="float" office:value="0.591665625" calcext:value-type="float">
            <text:p>0,592</text:p>
          </table:table-cell>
          <table:table-cell table:style-name="ce668" table:formula="of:=g*([.N149]/[.N148]*2/4*[.N150] - [.N25])" office:value-type="float" office:value="0.591665625" calcext:value-type="float">
            <text:p>0,592</text:p>
          </table:table-cell>
          <table:table-cell table:style-name="ce689" table:formula="of:=g*([.O149]/[.O148]*2/4*[.O150] - [.O25])" office:value-type="float" office:value="0.591665625" calcext:value-type="float">
            <text:p>0,592</text:p>
          </table:table-cell>
          <table:table-cell table:style-name="ce701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717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42"/>
          <table:table-cell table:style-name="ce363" office:value-type="string" calcext:value-type="string">
            <text:p>Допускаемое ускорение при торможении, м/с2</text:p>
          </table:table-cell>
          <table:table-cell table:style-name="ce380" office:value-type="string" calcext:value-type="string">
            <text:p>допускаемое ускорение при торможении</text:p>
          </table:table-cell>
          <table:table-cell table:style-name="ce598" office:value-type="string" calcext:value-type="string">
            <text:p>#1 \cdot (\frac{#2}{#3}\cdot\frac{#4}{#5}\cdot #6 + #7)</text:p>
          </table:table-cell>
          <table:table-cell table:style-name="ce598" table:formula="of:=[.I139]" office:value-type="string" office:string-value="м/с$^2$" calcext:value-type="string">
            <text:p>м/с$^2$</text:p>
          </table:table-cell>
          <table:table-cell table:style-name="ce566" office:value-type="string" calcext:value-type="string">
            <text:p>[a_\text{торм}]</text:p>
          </table:table-cell>
          <table:table-cell table:style-name="ce342"/>
          <table:table-cell table:style-name="ce631" table:formula="of:=g*([.L149]/[.L148]*[.L14]/[.L13]*[.L150] + [.L25])" office:value-type="float" office:value="0.892096875" calcext:value-type="float">
            <text:p>0,892</text:p>
          </table:table-cell>
          <table:table-cell table:style-name="ce650" table:formula="of:=g*([.M149]/[.M148]*2/4*[.M150] + [.M25])" office:value-type="float" office:value="0.879834375" calcext:value-type="float">
            <text:p>0,880</text:p>
          </table:table-cell>
          <table:table-cell table:style-name="ce666" table:formula="of:=g*([.N149]/[.N148]*2/4*[.N150] + [.N25])" office:value-type="float" office:value="0.879834375" calcext:value-type="float">
            <text:p>0,880</text:p>
          </table:table-cell>
          <table:table-cell table:style-name="ce342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345"/>
          <table:table-cell table:style-name="ce364" office:value-type="string" calcext:value-type="string">
            <text:p>Коэф. запаса</text:p>
          </table:table-cell>
          <table:table-cell table:style-name="ce382" office:value-type="string" calcext:value-type="string">
            <text:p>коэффициент запаса сцепления</text:p>
          </table:table-cell>
          <table:table-cell table:style-name="ce599" table:number-columns-repeated="2"/>
          <table:table-cell table:style-name="ce599" office:value-type="string" calcext:value-type="string">
            <text:p>K_\text{зап}</text:p>
          </table:table-cell>
          <table:table-cell table:style-name="ce343" office:value-type="string" calcext:value-type="string">
            <text:p>K_zap</text:p>
          </table:table-cell>
          <table:table-cell table:style-name="ce633" office:value-type="float" office:value="1.2" calcext:value-type="float">
            <text:p>1,2</text:p>
          </table:table-cell>
          <table:table-cell table:style-name="ce652" office:value-type="float" office:value="1.2" calcext:value-type="float">
            <text:p>1,2</text:p>
          </table:table-cell>
          <table:table-cell table:style-name="ce671" office:value-type="float" office:value="1.2" calcext:value-type="float">
            <text:p>1,2</text:p>
          </table:table-cell>
          <table:table-cell table:style-name="ce343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336"/>
          <table:table-cell table:style-name="ce356" office:value-type="string" calcext:value-type="string">
            <text:p>коэф. сцепления</text:p>
          </table:table-cell>
          <table:table-cell table:style-name="ce372" office:value-type="string" calcext:value-type="string">
            <text:p>коэффициент сцепления колеса с рельсом</text:p>
          </table:table-cell>
          <table:table-cell table:style-name="ce566" table:number-columns-repeated="2"/>
          <table:table-cell table:style-name="ce566" office:value-type="string" calcext:value-type="string">
            <text:p>\phi</text:p>
          </table:table-cell>
          <table:table-cell table:style-name="ce336" office:value-type="string" calcext:value-type="string">
            <text:p>phi</text:p>
          </table:table-cell>
          <table:table-cell table:style-name="ce619" office:value-type="float" office:value="0.2" calcext:value-type="float">
            <text:p>0,20</text:p>
          </table:table-cell>
          <table:table-cell table:style-name="ce643" office:value-type="float" office:value="0.2" calcext:value-type="float">
            <text:p>0,20</text:p>
          </table:table-cell>
          <table:table-cell table:style-name="ce661" office:value-type="float" office:value="0.2" calcext:value-type="float">
            <text:p>0,20</text:p>
          </table:table-cell>
          <table:table-cell table:style-name="ce336" office:value-type="float" office:value="0.2" calcext:value-type="float">
            <text:p>0,20</text:p>
          </table:table-cell>
          <table:table-cell table:style-name="ce702" table:formula="of:=7500*[.P150]*[.P152]*([.P154]*[.P156]/([.P17]/10)^2)^(1/3)" office:value-type="string" office:string-value="" calcext:value-type="error">
            <text:p>#ЗНАЧ!</text:p>
          </table:table-cell>
          <table:table-cell table:style-name="ce718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346" table:number-columns-repeated="1013"/>
          <table:table-cell/>
        </table:table-row>
        <table:table-row table:style-name="ro1">
          <table:table-cell table:number-columns-repeated="4"/>
          <table:table-cell table:style-name="ce336"/>
          <table:table-cell table:style-name="ce356" office:value-type="string" calcext:value-type="string">
            <text:p>[мое] коэффициент развесовки ведущих колес пустой тележки</text:p>
          </table:table-cell>
          <table:table-cell table:style-name="ce383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566" table:number-columns-repeated="2"/>
          <table:table-cell table:style-name="ce566" office:value-type="string" calcext:value-type="string">
            <text:p>k</text:p>
          </table:table-cell>
          <table:table-cell table:style-name="ce336" office:value-type="string" calcext:value-type="string">
            <text:p>k</text:p>
          </table:table-cell>
          <table:table-cell table:style-name="ce619" office:value-type="float" office:value="0.9" calcext:value-type="float">
            <text:p>0,90</text:p>
          </table:table-cell>
          <table:table-cell table:style-name="ce643" office:value-type="float" office:value="0.9" calcext:value-type="float">
            <text:p>0,90</text:p>
          </table:table-cell>
          <table:table-cell table:style-name="ce661" office:value-type="float" office:value="0.9" calcext:value-type="float">
            <text:p>0,90</text:p>
          </table:table-cell>
          <table:table-cell table:style-name="ce336" office:value-type="float" office:value="0.9" calcext:value-type="float">
            <text:p>0,90</text:p>
          </table:table-cell>
          <table:table-cell table:style-name="ce701" table:formula="of:=(0.113+0.11)/2" office:value-type="float" office:value="0.1115" calcext:value-type="float">
            <text:p>0,112</text:p>
          </table:table-cell>
          <table:table-cell table:style-name="ce717" table:formula="of:=(0.113+0.11)/2" office:value-type="float" office:value="0.1115" calcext:value-type="float">
            <text:p>0,112</text:p>
          </table:table-cell>
          <table:table-cell/>
          <table:table-cell table:style-name="ce347" table:number-columns-repeated="1013"/>
          <table:table-cell/>
        </table:table-row>
        <table:table-row table:style-name="ro1">
          <table:table-cell table:number-columns-repeated="11"/>
          <table:table-cell table:style-name="ce634"/>
          <table:table-cell table:style-name="ce651"/>
          <table:table-cell table:style-name="ce672"/>
          <table:table-cell table:style-name="ce347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16">[мое] </text:span>Подходит ли по ускорению разгона</text:p>
          </table:table-cell>
          <table:table-cell table:style-name="ce351" office:value-type="string" calcext:value-type="string">
            <text:p><text:span text:style-name="T16">[мое] </text:span>Подходит ли по ускорению разгона</text:p>
          </table:table-cell>
          <table:table-cell table:number-columns-repeated="4"/>
          <table:table-cell table:style-name="ce634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651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672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347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351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634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651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672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347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701" table:formula="of:=[.P60]/60" office:value-type="string" office:string-value="" calcext:value-type="error">
            <text:p>#ЗНАЧ!</text:p>
          </table:table-cell>
          <table:table-cell table:style-name="ce717" table:formula="of:=[.Q60]/60" office:value-type="string" office:string-value="" calcext:value-type="error">
            <text:p>#ЗНАЧ!</text:p>
          </table:table-cell>
          <table:table-cell/>
          <table:table-cell table:style-name="ce347" table:number-columns-repeated="1013"/>
          <table:table-cell/>
        </table:table-row>
        <table:table-row table:style-name="ro1">
          <table:table-cell table:number-columns-repeated="4"/>
          <table:table-cell table:style-name="ce322" office:value-type="string" calcext:value-type="string">
            <text:p>[из методички]</text:p>
          </table:table-cell>
          <table:table-cell table:number-columns-repeated="6"/>
          <table:table-cell table:style-name="ce634"/>
          <table:table-cell table:style-name="ce651"/>
          <table:table-cell table:number-columns-repeated="2"/>
          <table:table-cell table:style-name="ce701" table:formula="of:=1+[.P155]*[.P153]" office:value-type="string" office:string-value="" calcext:value-type="error">
            <text:p>#ЗНАЧ!</text:p>
          </table:table-cell>
          <table:table-cell table:style-name="ce717" table:formula="of:=1+[.Q155]*[.Q153]" office:value-type="string" office:string-value="" calcext:value-type="error">
            <text:p>#ЗНАЧ!</text:p>
          </table:table-cell>
          <table:table-cell/>
          <table:table-cell table:style-name="ce347" table:number-columns-repeated="1013"/>
          <table:table-cell/>
        </table:table-row>
        <table:table-row table:style-name="ro1">
          <table:table-cell table:number-columns-repeated="4"/>
          <table:table-cell table:style-name="ce332"/>
          <table:table-cell table:style-name="ce355" office:value-type="string" calcext:value-type="string">
            <text:p>Допускаемое ускорение при разгоне, м/с2</text:p>
          </table:table-cell>
          <table:table-cell table:style-name="ce371"/>
          <table:table-cell table:style-name="ce559" table:number-columns-repeated="3"/>
          <table:table-cell table:style-name="ce332"/>
          <table:table-cell table:style-name="ce631"/>
          <table:table-cell table:style-name="ce650" table:formula="of:=g*(2/4*([.M149]/[.M148]+[.M26]*[.M20]/[.M17]) - [.M25])" office:value-type="float" office:value="0.68997" calcext:value-type="float">
            <text:p>0,690</text:p>
          </table:table-cell>
          <table:table-cell table:style-name="ce666" table:formula="of:=g*(2/4*([.N149]/[.N148]+[.N26]*[.N20]/[.N17]) - [.N25])" office:value-type="float" office:value="0.68997" calcext:value-type="float">
            <text:p>0,690</text:p>
          </table:table-cell>
          <table:table-cell table:style-name="ce342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32"/>
          <table:table-cell table:style-name="ce355" office:value-type="string" calcext:value-type="string">
            <text:p>Допускаемое ускорение при торможении, м/с2</text:p>
          </table:table-cell>
          <table:table-cell table:style-name="ce371"/>
          <table:table-cell table:style-name="ce559" table:number-columns-repeated="3"/>
          <table:table-cell table:style-name="ce332"/>
          <table:table-cell table:style-name="ce631"/>
          <table:table-cell table:style-name="ce650" table:formula="of:=g*(2/4*([.M149]/[.M148]-[.M26]*[.M20]/[.M17]) + [.M25]/[.M28])" office:value-type="float" office:value="0.858579375" calcext:value-type="float">
            <text:p>0,859</text:p>
          </table:table-cell>
          <table:table-cell table:style-name="ce666" table:formula="of:=g*(2/4*([.N149]/[.N148]-[.N26]*[.N20]/[.N17]) + [.N25]/[.N28])" office:value-type="float" office:value="0.858579375" calcext:value-type="float">
            <text:p>0,859</text:p>
          </table:table-cell>
          <table:table-cell table:style-name="ce342" table:formula="of:=g*(2/4*([.O149]/[.O148]-[.O26]*[.O20]/[.O17]) + [.O25]/[.O28])" office:value-type="float" office:value="0.858579375" calcext:value-type="float">
            <text:p>0,859</text:p>
          </table:table-cell>
          <table:table-cell table:style-name="ce683" table:formula="of:=[.P10]/1000" office:value-type="float" office:value="150.3846513" calcext:value-type="float">
            <text:p>150,38</text:p>
          </table:table-cell>
          <table:table-cell table:style-name="ce710" table:formula="of:=[.Q10]/1000" office:value-type="float" office:value="150.3846513" calcext:value-type="float">
            <text:p>150,38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634"/>
          <table:table-cell table:style-name="ce651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672" table:formula="of:=IF([.N138]&lt;=[.N155]; &quot;ДА&quot;; &quot;НЕТ&quot;)" office:value-type="string" office:string-value="ДА" calcext:value-type="string">
            <text:p>ДА</text:p>
          </table:table-cell>
          <table:table-cell table:style-name="ce347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703" table:formula="of:=(g*[.P3]+[.P12])/[.P13]*[.P15]/1000" office:value-type="float" office:value="37.5696513" calcext:value-type="float">
            <text:p>37,57</text:p>
          </table:table-cell>
          <table:table-cell table:style-name="ce719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33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634"/>
          <table:table-cell table:style-name="ce651" table:formula="of:=IF([.M139]&lt;=[.M156]; &quot;ДА&quot;; &quot;НЕТ&quot;)" office:value-type="string" office:string-value="ДА" calcext:value-type="string">
            <text:p>ДА</text:p>
          </table:table-cell>
          <table:table-cell table:style-name="ce672" table:formula="of:=IF([.N139]&lt;=[.N156]; &quot;ДА&quot;; &quot;НЕТ&quot;)" office:value-type="string" office:string-value="ДА" calcext:value-type="string">
            <text:p>ДА</text:p>
          </table:table-cell>
          <table:table-cell table:style-name="ce347" table:formula="of:=IF([.O139]&lt;=[.O156]; &quot;ДА&quot;; &quot;НЕТ&quot;)" office:value-type="string" office:string-value="ДА" calcext:value-type="string">
            <text:p>ДА</text:p>
          </table:table-cell>
          <table:table-cell table:style-name="ce702" table:formula="of:=[.P159]*(10^4 / [.P160])^(1/9)" office:value-type="string" office:string-value="" calcext:value-type="error">
            <text:p>#ЗНАЧ!</text:p>
          </table:table-cell>
          <table:table-cell table:style-name="ce718" table:formula="of:=[.Q159]*(10^4 / [.Q160])^(1/9)" office:value-type="string" office:string-value="" calcext:value-type="error">
            <text:p>#ЗНАЧ!</text:p>
          </table:table-cell>
          <table:table-cell/>
          <table:table-cell table:style-name="ce346" table:number-columns-repeated="1013"/>
          <table:table-cell/>
        </table:table-row>
        <table:table-row table:style-name="ro1">
          <table:table-cell table:number-columns-repeated="15"/>
          <table:table-cell table:style-name="ce704" office:value-type="float" office:value="700" calcext:value-type="float">
            <text:p>700</text:p>
          </table:table-cell>
          <table:table-cell table:style-name="ce720" office:value-type="float" office:value="700" calcext:value-type="float">
            <text:p>700</text:p>
          </table:table-cell>
          <table:table-cell/>
          <table:table-cell table:style-name="ce322" table:number-columns-repeated="1013"/>
          <table:table-cell/>
        </table:table-row>
        <table:table-row table:style-name="ro1">
          <table:table-cell table:number-columns-repeated="4"/>
          <table:table-cell table:style-name="ce332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681" table:formula="of:=[.P161]*[.P162]" office:value-type="string" office:string-value="" calcext:value-type="error">
            <text:p>#ЗНАЧ!</text:p>
          </table:table-cell>
          <table:table-cell table:style-name="ce708" table:formula="of:=[.Q161]*[.Q162]" office:value-type="string" office:string-value="" calcext:value-type="error">
            <text:p>#ЗНАЧ!</text:p>
          </table:table-cell>
          <table:table-cell table:style-name="ce691"/>
          <table:table-cell table:style-name="ce335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346"/>
          <table:table-cell table:style-name="ce365" office:value-type="string" calcext:value-type="string">
            <text:p>Напряжение в контакте обода, МПа</text:p>
          </table:table-cell>
          <table:table-cell table:style-name="ce384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600" office:value-type="string" calcext:value-type="string">
            <text:p>7500 \x #1 \x #2 \cdot \sqrt[3]{\frac{#3 \x #4}{(#5)^2}}</text:p>
          </table:table-cell>
          <table:table-cell table:style-name="ce605" office:value-type="string" calcext:value-type="string">
            <text:p>МПа</text:p>
          </table:table-cell>
          <table:table-cell table:style-name="ce605" office:value-type="string" calcext:value-type="string">
            <text:p>\sigma</text:p>
          </table:table-cell>
          <table:table-cell table:style-name="ce346" office:value-type="string" calcext:value-type="string">
            <text:p>sigma</text:p>
          </table:table-cell>
          <table:table-cell table:style-name="ce612" table:formula="of:=7500*[.L162]*[.L164]*([.L166]*[.L168]/([.L17]/10)^2)^(1/3)" office:value-type="float" office:value="412.443580321027" calcext:value-type="float">
            <text:p>412</text:p>
          </table:table-cell>
          <table:table-cell table:style-name="ce653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673" table:formula="of:=7500*[.N162]*[.N164]*([.N166]*[.N168]/([.N17]/10)^2)^(1/3)" office:value-type="float" office:value="414.36517480848" calcext:value-type="float">
            <text:p>414,4</text:p>
          </table:table-cell>
          <table:table-cell table:style-name="ce346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681" table:formula="of:=3600*[.P164]/PI()/[.P17]*1000*[.P166]" office:value-type="string" office:string-value="" calcext:value-type="error">
            <text:p>#ЗНАЧ!</text:p>
          </table:table-cell>
          <table:table-cell table:style-name="ce708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335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347"/>
          <table:table-cell table:style-name="ce366" office:value-type="string" calcext:value-type="string">
            <text:p>Коэф. радиуса закругления головки рельса</text:p>
          </table:table-cell>
          <table:table-cell table:style-name="ce385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601" table:number-columns-repeated="2"/>
          <table:table-cell table:style-name="ce601" office:value-type="string" calcext:value-type="string">
            <text:p>K</text:p>
          </table:table-cell>
          <table:table-cell table:style-name="ce347" office:value-type="string" calcext:value-type="string">
            <text:p>K</text:p>
          </table:table-cell>
          <table:table-cell table:style-name="ce634" table:formula="of:=(0.113+0.11)/2" office:value-type="float" office:value="0.1115" calcext:value-type="float">
            <text:p>0,112</text:p>
          </table:table-cell>
          <table:table-cell table:style-name="ce651" table:formula="of:=(0.113+0.11)/2" office:value-type="float" office:value="0.1115" calcext:value-type="float">
            <text:p>0,112</text:p>
          </table:table-cell>
          <table:table-cell table:style-name="ce672" table:formula="of:=(0.113+0.11)/2" office:value-type="float" office:value="0.1115" calcext:value-type="float">
            <text:p>0,112</text:p>
          </table:table-cell>
          <table:table-cell table:style-name="ce347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381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321" table:formula="of:=[.O18]/[.O17]" office:value-type="float" office:value="1.25" calcext:value-type="float">
            <text:p>1,25</text:p>
          </table:table-cell>
          <table:table-cell table:style-name="ce683" table:formula="of:=[.P157]/[.P156]" office:value-type="float" office:value="0.249823708571514" calcext:value-type="float">
            <text:p>0,25</text:p>
          </table:table-cell>
          <table:table-cell table:style-name="ce710" table:formula="of:=[.Q157]/[.Q156]" office:value-type="float" office:value="0.249823708571514" calcext:value-type="float">
            <text:p>0,25</text:p>
          </table:table-cell>
          <table:table-cell/>
          <table:table-cell table:style-name="ce336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321" office:value-type="float" office:value="1.05" calcext:value-type="float">
            <text:p>1,05</text:p>
          </table:table-cell>
          <table:table-cell table:style-name="ce701" table:formula="of:=[.P165]*[.P153]" office:value-type="string" office:string-value="" calcext:value-type="error">
            <text:p>#ЗНАЧ!</text:p>
          </table:table-cell>
          <table:table-cell table:style-name="ce717" table:formula="of:=[.Q165]*[.Q153]" office:value-type="string" office:string-value="" calcext:value-type="error">
            <text:p>#ЗНАЧ!</text:p>
          </table:table-cell>
          <table:table-cell/>
          <table:table-cell table:style-name="ce347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47"/>
          <table:table-cell table:style-name="ce366" office:value-type="string" calcext:value-type="string">
            <text:p>Скорость движения тележки, м/с</text:p>
          </table:table-cell>
          <table:table-cell table:style-name="ce385" office:value-type="string" calcext:value-type="string">
            <text:p>скорость движения тележки</text:p>
          </table:table-cell>
          <table:table-cell table:style-name="ce601" office:value-type="string" calcext:value-type="string">
            <text:p>#1 </text:p>
          </table:table-cell>
          <table:table-cell table:style-name="ce601" office:value-type="string" calcext:value-type="string">
            <text:p>м/с</text:p>
          </table:table-cell>
          <table:table-cell table:style-name="ce601" table:formula="of:=[.J72]" office:value-type="string" office:string-value="V_\text{т}" calcext:value-type="string">
            <text:p>V_\text{т}</text:p>
          </table:table-cell>
          <table:table-cell table:style-name="ce601" table:formula="of:=[.K72]" office:value-type="string" office:string-value="V_t" calcext:value-type="string">
            <text:p>V_t</text:p>
          </table:table-cell>
          <table:table-cell table:style-name="ce634" table:formula="of:=[.L72]/60" office:value-type="float" office:value="0.70311835580343" calcext:value-type="float">
            <text:p>0,703</text:p>
          </table:table-cell>
          <table:table-cell table:style-name="ce651" table:formula="of:=[.M72]/60" office:value-type="float" office:value="0.624994094047493" calcext:value-type="float">
            <text:p>0,625</text:p>
          </table:table-cell>
          <table:table-cell table:style-name="ce672" table:formula="of:=[.N72]/60" office:value-type="float" office:value="0.787492558499842" calcext:value-type="float">
            <text:p>0,787</text:p>
          </table:table-cell>
          <table:table-cell table:style-name="ce347" table:formula="of:=[.O72]/60" office:value-type="float" office:value="0.70311835580343" calcext:value-type="float">
            <text:p>0,703</text:p>
          </table:table-cell>
          <table:table-cell table:style-name="ce704" office:value-type="float" office:value="0.6" calcext:value-type="float">
            <text:p>0,6</text:p>
          </table:table-cell>
          <table:table-cell table:style-name="ce720" office:value-type="float" office:value="0.6" calcext:value-type="float">
            <text:p>0,6</text:p>
          </table:table-cell>
          <table:table-cell/>
          <table:table-cell table:style-name="ce322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347"/>
          <table:table-cell table:style-name="ce366" office:value-type="string" calcext:value-type="string">
            <text:p>Коэф. динамичности пары «колесо-рельс»</text:p>
          </table:table-cell>
          <table:table-cell table:style-name="ce386" office:value-type="string" calcext:value-type="string">
            <text:p>коэффициент динамичности пары «колесо--рельс»</text:p>
          </table:table-cell>
          <table:table-cell table:style-name="ce601" table:number-columns-repeated="2"/>
          <table:table-cell table:style-name="ce601" office:value-type="string" calcext:value-type="string">
            <text:p>K_\text{Д}</text:p>
          </table:table-cell>
          <table:table-cell table:style-name="ce347" office:value-type="string" calcext:value-type="string">
            <text:p>K_Д</text:p>
          </table:table-cell>
          <table:table-cell table:style-name="ce619" table:formula="of:=1+[.L167]*[.L165]" office:value-type="float" office:value="1.10546775337051" calcext:value-type="float">
            <text:p>1,11</text:p>
          </table:table-cell>
          <table:table-cell table:style-name="ce651" table:formula="of:=1+[.M167]*[.M165]" office:value-type="float" office:value="1.09374911410712" calcext:value-type="float">
            <text:p>1,094</text:p>
          </table:table-cell>
          <table:table-cell table:style-name="ce672" table:formula="of:=1+[.N167]*[.N165]" office:value-type="float" office:value="1.11812388377498" calcext:value-type="float">
            <text:p>1,118</text:p>
          </table:table-cell>
          <table:table-cell table:style-name="ce347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321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336"/>
          <table:table-cell table:style-name="ce356" office:value-type="string" calcext:value-type="string">
            <text:p>Максимальная статическая нагрузка на колесо, кН</text:p>
          </table:table-cell>
          <table:table-cell table:style-name="ce372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372" office:value-type="string" calcext:value-type="string">
            <text:p>#1 </text:p>
          </table:table-cell>
          <table:table-cell table:style-name="ce372" office:value-type="string" calcext:value-type="string">
            <text:p>кН</text:p>
          </table:table-cell>
          <table:table-cell table:style-name="ce606" table:formula="of:=[.J10]" office:value-type="string" office:string-value="P_\text{к.max}" calcext:value-type="string">
            <text:p>P_\text{к.max}</text:p>
          </table:table-cell>
          <table:table-cell table:style-name="ce336" office:value-type="string" calcext:value-type="string">
            <text:p>P</text:p>
          </table:table-cell>
          <table:table-cell table:style-name="ce613" table:formula="of:=[.L10]/1000" office:value-type="float" office:value="150" calcext:value-type="float">
            <text:p>150</text:p>
          </table:table-cell>
          <table:table-cell table:style-name="ce643" table:formula="of:=[.M10]/1000" office:value-type="float" office:value="150.3846513" calcext:value-type="float">
            <text:p>150,38</text:p>
          </table:table-cell>
          <table:table-cell table:style-name="ce661" table:formula="of:=[.N10]/1000" office:value-type="float" office:value="150.3846513" calcext:value-type="float">
            <text:p>150,38</text:p>
          </table:table-cell>
          <table:table-cell table:style-name="ce336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36"/>
          <table:table-cell table:style-name="ce356" office:value-type="string" calcext:value-type="string">
            <text:p>Минимальная нагрузка на колесо, кН</text:p>
          </table:table-cell>
          <table:table-cell table:style-name="ce372" office:value-type="string" calcext:value-type="string">
            <text:p>минимальная статическая нагрузка на колесо</text:p>
          </table:table-cell>
          <table:table-cell table:style-name="ce602" office:value-type="string" calcext:value-type="string">
            <text:p><text:span text:style-name="T17">\frac{#1 \x </text:span><text:span text:style-name="T30">#2 </text:span><text:span text:style-name="T17">+ </text:span><text:span text:style-name="T31">#3}{</text:span><text:span text:style-name="T32">#4}</text:span></text:p>
          </table:table-cell>
          <table:table-cell table:style-name="ce566" office:value-type="string" calcext:value-type="string">
            <text:p>кН</text:p>
          </table:table-cell>
          <table:table-cell table:style-name="ce566" office:value-type="string" calcext:value-type="string">
            <text:p>P_\text{к.min}</text:p>
          </table:table-cell>
          <table:table-cell table:style-name="ce336" office:value-type="string" calcext:value-type="string">
            <text:p>P_min</text:p>
          </table:table-cell>
          <table:table-cell table:style-name="ce635" table:formula="of:=(g*[.L3]+[.L12])/[.L13]/1000" office:value-type="float" office:value="32.74174" calcext:value-type="float">
            <text:p>32,7</text:p>
          </table:table-cell>
          <table:table-cell table:style-name="ce654" table:formula="of:=(g*[.M3]+[.M12])/[.M13]*[.M15]/1000" office:value-type="float" office:value="37.5696513" calcext:value-type="float">
            <text:p>37,57</text:p>
          </table:table-cell>
          <table:table-cell table:style-name="ce674" table:formula="of:=(g*[.N3]+[.N12])/[.N13]*[.N15]/1000" office:value-type="float" office:value="37.5696513" calcext:value-type="float">
            <text:p>37,57</text:p>
          </table:table-cell>
          <table:table-cell table:style-name="ce694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346"/>
          <table:table-cell table:style-name="ce365" office:value-type="string" calcext:value-type="string">
            <text:p>Допускаемое напряжение, МПа</text:p>
          </table:table-cell>
          <table:table-cell table:style-name="ce384" office:value-type="string" calcext:value-type="string">
            <text:p>допускаемое контактное напряжение</text:p>
          </table:table-cell>
          <table:table-cell table:style-name="ce600" office:value-type="string" calcext:value-type="string">
            <text:p><text:span text:style-name="T33">#1 \cdot \sqrt[9]{\frac{</text:span><text:span text:style-name="T34">10^4}{</text:span><text:span text:style-name="T35">#2}}</text:span></text:p>
          </table:table-cell>
          <table:table-cell table:style-name="ce605" office:value-type="string" calcext:value-type="string">
            <text:p>МПа</text:p>
          </table:table-cell>
          <table:table-cell table:style-name="ce346" office:value-type="string" calcext:value-type="string">
            <text:p>[\sigma_N]</text:p>
          </table:table-cell>
          <table:table-cell table:style-name="ce346" office:value-type="string" calcext:value-type="string">
            <text:p>[sigma_N]</text:p>
          </table:table-cell>
          <table:table-cell table:style-name="ce612" table:formula="of:=[.L171]*(10^4 / [.L172])^(1/9)" office:value-type="float" office:value="474.971567545671" calcext:value-type="float">
            <text:p>475</text:p>
          </table:table-cell>
          <table:table-cell table:style-name="ce653" table:formula="of:=[.M171]*(10^4 / [.M172])^(1/9)" office:value-type="float" office:value="479.562204102998" calcext:value-type="float">
            <text:p>479,6</text:p>
          </table:table-cell>
          <table:table-cell table:style-name="ce673" table:formula="of:=[.N171]*(10^4 / [.N172])^(1/9)" office:value-type="float" office:value="467.404258365917" calcext:value-type="float">
            <text:p>467,4</text:p>
          </table:table-cell>
          <table:table-cell table:style-name="ce346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22"/>
          <table:table-cell table:style-name="ce362" office:value-type="string" calcext:value-type="string">
            <text:p>Базовый предел выносливости, МПа</text:p>
          </table:table-cell>
          <table:table-cell table:style-name="ce379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597"/>
          <table:table-cell table:style-name="ce597" office:value-type="string" calcext:value-type="string">
            <text:p>МПа</text:p>
          </table:table-cell>
          <table:table-cell table:style-name="ce322" office:value-type="string" calcext:value-type="string">
            <text:p>[\sigma_0]</text:p>
          </table:table-cell>
          <table:table-cell table:style-name="ce322" office:value-type="string" calcext:value-type="string">
            <text:p>[sigma_0]</text:p>
          </table:table-cell>
          <table:table-cell table:style-name="ce636" office:value-type="float" office:value="700" calcext:value-type="float">
            <text:p>700</text:p>
          </table:table-cell>
          <table:table-cell table:style-name="ce655" office:value-type="float" office:value="700" calcext:value-type="float">
            <text:p>700</text:p>
          </table:table-cell>
          <table:table-cell table:style-name="ce675" office:value-type="float" office:value="700" calcext:value-type="float">
            <text:p>700</text:p>
          </table:table-cell>
          <table:table-cell table:style-name="ce322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35"/>
          <table:table-cell table:style-name="ce353" office:value-type="string" calcext:value-type="string">
            <text:p>Приведенное число оборотов колеса за весь срок службы</text:p>
          </table:table-cell>
          <table:table-cell table:style-name="ce369" office:value-type="string" calcext:value-type="string">
            <text:p>приведенное число оборотов колеса за срок службы</text:p>
          </table:table-cell>
          <table:table-cell table:style-name="ce555" office:value-type="string" calcext:value-type="string">
            <text:p>#2 \cdot #1</text:p>
          </table:table-cell>
          <table:table-cell table:style-name="ce555"/>
          <table:table-cell table:style-name="ce555" office:value-type="string" calcext:value-type="string">
            <text:p>N</text:p>
          </table:table-cell>
          <table:table-cell table:style-name="ce335" office:value-type="string" calcext:value-type="string">
            <text:p>N</text:p>
          </table:table-cell>
          <table:table-cell table:style-name="ce613" table:formula="of:=ORG.LIBREOFFICE.ROUNDSIG([.L173]*[.L174]; 3)" office:value-type="float" office:value="328000" calcext:value-type="float">
            <text:p>328 000</text:p>
          </table:table-cell>
          <table:table-cell table:style-name="ce641" table:formula="of:=[.M173]*[.M174]" office:value-type="float" office:value="300800" calcext:value-type="float">
            <text:p>300 800</text:p>
          </table:table-cell>
          <table:table-cell table:style-name="ce659" table:formula="of:=[.N173]*[.N174]" office:value-type="float" office:value="379008" calcext:value-type="float">
            <text:p>379 008</text:p>
          </table:table-cell>
          <table:table-cell table:style-name="ce335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35"/>
          <table:table-cell table:style-name="ce353" office:value-type="string" calcext:value-type="string">
            <text:p>Полное число оборотов колеса за весь срок службы</text:p>
          </table:table-cell>
          <table:table-cell table:style-name="ce369" office:value-type="string" calcext:value-type="string">
            <text:p>полное число оборотов колеса за срок службы</text:p>
          </table:table-cell>
          <table:table-cell table:style-name="ce603" office:value-type="string" calcext:value-type="string">
            <text:p><text:span text:style-name="T36">\frac{</text:span><text:span text:style-name="T37">#1}{\pi \x #2</text:span><text:span text:style-name="T38">} \cdot </text:span><text:span text:style-name="T39">#3</text:span></text:p>
          </table:table-cell>
          <table:table-cell table:style-name="ce555"/>
          <table:table-cell table:style-name="ce555" office:value-type="string" calcext:value-type="string">
            <text:p>N_C</text:p>
          </table:table-cell>
          <table:table-cell table:style-name="ce335" office:value-type="string" calcext:value-type="string">
            <text:p>N_C</text:p>
          </table:table-cell>
          <table:table-cell table:style-name="ce613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641" table:formula="of:=3600*[.M176]/PI()/[.M17]*1000*[.M178]" office:value-type="float" office:value="1718857.14285714" calcext:value-type="float">
            <text:p>1 718 857</text:p>
          </table:table-cell>
          <table:table-cell table:style-name="ce659" table:formula="of:=3600*[.N176]/PI()/[.N17]*1000*[.N178]" office:value-type="float" office:value="2165760" calcext:value-type="float">
            <text:p>2 165 760</text:p>
          </table:table-cell>
          <table:table-cell table:style-name="ce335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321" table:formula="of:=(0.16+0.19)/2" office:value-type="float" office:value="0.175" calcext:value-type="float">
            <text:p>0,175</text:p>
          </table:table-cell>
          <table:table-cell table:style-name="ce324"/>
          <table:table-cell table:style-name="ce713"/>
          <table:table-cell table:number-columns-repeated="1015"/>
        </table:table-row>
        <table:table-row table:style-name="ro1">
          <table:table-cell table:number-columns-repeated="4"/>
          <table:table-cell table:style-name="ce336"/>
          <table:table-cell table:style-name="ce356" office:value-type="string" calcext:value-type="string">
            <text:p>Отношение P_min / P</text:p>
          </table:table-cell>
          <table:table-cell table:style-name="ce372" office:value-type="string" calcext:value-type="string">
            <text:p>отношение</text:p>
          </table:table-cell>
          <table:table-cell table:style-name="ce566" office:value-type="string" calcext:value-type="string">
            <text:p>\frac{#1}{#2}</text:p>
          </table:table-cell>
          <table:table-cell table:style-name="ce566"/>
          <table:table-cell table:style-name="ce566" office:value-type="string" calcext:value-type="string">
            <text:p>\frac{P_\text{к.min}}{P_\text{к.max}}</text:p>
          </table:table-cell>
          <table:table-cell table:style-name="ce336" office:value-type="string" calcext:value-type="string">
            <text:p>P_min / P</text:p>
          </table:table-cell>
          <table:table-cell table:style-name="ce619" table:formula="of:=[.L169]/[.L168]" office:value-type="float" office:value="0.218278266666667" calcext:value-type="float">
            <text:p>0,22</text:p>
          </table:table-cell>
          <table:table-cell table:style-name="ce643" table:formula="of:=[.M169]/[.M168]" office:value-type="float" office:value="0.249823708571514" calcext:value-type="float">
            <text:p>0,25</text:p>
          </table:table-cell>
          <table:table-cell table:style-name="ce661" table:formula="of:=[.N169]/[.N168]" office:value-type="float" office:value="0.249823708571514" calcext:value-type="float">
            <text:p>0,25</text:p>
          </table:table-cell>
          <table:table-cell table:style-name="ce336" table:formula="of:=[.O169]/[.O168]" office:value-type="float" office:value="0.249823708571514" calcext:value-type="float">
            <text:p>0,25</text:p>
          </table:table-cell>
          <table:table-cell table:style-name="ce705" table:formula="of:=COUNTIF([.P2:.P174]; &quot;НЕТ&quot;)" office:value-type="float" office:value="1" calcext:value-type="float">
            <text:p>1</text:p>
          </table:table-cell>
          <table:table-cell table:style-name="ce72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47"/>
          <table:table-cell table:style-name="ce366" office:value-type="string" calcext:value-type="string">
            <text:p>Усредненная скорость движения колеса, м/с</text:p>
          </table:table-cell>
          <table:table-cell table:style-name="ce385" office:value-type="string" calcext:value-type="string">
            <text:p>усредненная скорость передвижения колеса</text:p>
          </table:table-cell>
          <table:table-cell table:style-name="ce601"/>
          <table:table-cell table:style-name="ce601" table:formula="of:=[.I165]" office:value-type="string" office:string-value="м/с" calcext:value-type="string">
            <text:p>м/с</text:p>
          </table:table-cell>
          <table:table-cell table:style-name="ce601" office:value-type="string" calcext:value-type="string">
            <text:p>V_C</text:p>
          </table:table-cell>
          <table:table-cell table:style-name="ce347" office:value-type="string" calcext:value-type="string">
            <text:p>v_C</text:p>
          </table:table-cell>
          <table:table-cell table:style-name="ce634" table:formula="of:=[.L177]*[.L165]" office:value-type="float" office:value="0.421871013482058" calcext:value-type="float">
            <text:p>0,422</text:p>
          </table:table-cell>
          <table:table-cell table:style-name="ce651" table:formula="of:=[.M177]*[.M165]" office:value-type="float" office:value="0.374996456428496" calcext:value-type="float">
            <text:p>0,375</text:p>
          </table:table-cell>
          <table:table-cell table:style-name="ce672" table:formula="of:=[.N177]*[.N165]" office:value-type="float" office:value="0.472495535099905" calcext:value-type="float">
            <text:p>0,472</text:p>
          </table:table-cell>
          <table:table-cell table:style-name="ce347" table:formula="of:=[.O177]*[.O165]" office:value-type="float" office:value="0.421871013482058" calcext:value-type="float">
            <text:p>0,422</text:p>
          </table:table-cell>
          <table:table-cell table:style-name="ce705" table:formula="of:=IF([.P138]=0; &quot;ДА&quot;; &quot;НЕТ&quot;)" office:value-type="string" office:string-value="НЕТ" calcext:value-type="string">
            <text:p>НЕТ</text:p>
          </table:table-cell>
          <table:table-cell table:style-name="ce72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22"/>
          <table:table-cell table:style-name="ce362" office:value-type="string" calcext:value-type="string">
            <text:p>Коэф. усредненной скорости</text:p>
          </table:table-cell>
          <table:table-cell table:style-name="ce379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597" table:number-columns-repeated="2"/>
          <table:table-cell table:style-name="ce597" office:value-type="string" calcext:value-type="string">
            <text:p>\beta</text:p>
          </table:table-cell>
          <table:table-cell table:style-name="ce322" office:value-type="string" calcext:value-type="string">
            <text:p>beta</text:p>
          </table:table-cell>
          <table:table-cell table:style-name="ce636" office:value-type="float" office:value="0.6" calcext:value-type="float">
            <text:p>0,6</text:p>
          </table:table-cell>
          <table:table-cell table:style-name="ce655" office:value-type="float" office:value="0.6" calcext:value-type="float">
            <text:p>0,6</text:p>
          </table:table-cell>
          <table:table-cell table:style-name="ce675" office:value-type="float" office:value="0.6" calcext:value-type="float">
            <text:p>0,6</text:p>
          </table:table-cell>
          <table:table-cell table:style-name="ce322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321" office:value-type="float" office:value="1600" calcext:value-type="float">
            <text:p>1600</text:p>
          </table:table-cell>
          <table:table-cell table:style-name="ce696"/>
          <table:table-cell table:style-name="ce722" office:value-type="string" calcext:value-type="string">
            <text:p>Рабочий вариант Компоновки4</text:p>
          </table:table-cell>
          <table:table-cell/>
          <table:table-cell table:style-name="ce348" table:number-columns-repeated="1014"/>
        </table:table-row>
        <table:table-row table:style-name="ro1">
          <table:table-cell table:number-columns-repeated="14"/>
          <table:table-cell table:style-name="ce321"/>
          <table:table-cell/>
          <table:table-cell table:style-name="ce72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321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637"/>
          <table:table-cell table:style-name="ce656" table:formula="of:=COUNTIF([.M2:.M186]; &quot;НЕТ&quot;)" office:value-type="float" office:value="3" calcext:value-type="float">
            <text:p>3</text:p>
          </table:table-cell>
          <table:table-cell table:style-name="ce676" table:formula="of:=COUNTIF([.N2:.N186]; &quot;НЕТ&quot;)" office:value-type="float" office:value="3" calcext:value-type="float">
            <text:p>3</text:p>
          </table:table-cell>
          <table:table-cell table:style-name="ce695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637"/>
          <table:table-cell table:style-name="ce656" table:formula="of:=IF([.M150]=0; &quot;ДА&quot;; &quot;НЕТ&quot;)" office:value-type="string" office:string-value="НЕТ" calcext:value-type="string">
            <text:p>НЕТ</text:p>
          </table:table-cell>
          <table:table-cell table:style-name="ce676" table:formula="of:=IF([.N150]=0; &quot;ДА&quot;; &quot;НЕТ&quot;)" office:value-type="string" office:string-value="НЕТ" calcext:value-type="string">
            <text:p>НЕТ</text:p>
          </table:table-cell>
          <table:table-cell table:style-name="ce695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348"/>
          <table:table-cell table:style-name="ce367"/>
          <table:table-cell/>
          <table:table-cell table:style-name="ce604" table:number-columns-repeated="3"/>
          <table:table-cell table:style-name="ce348"/>
          <table:table-cell table:style-name="ce638" office:value-type="string" calcext:value-type="string">
            <text:p>Рабочий вариант Компоновки4</text:p>
          </table:table-cell>
          <table:table-cell table:style-name="ce657"/>
          <table:table-cell table:style-name="ce677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696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614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.00.0000</text:date>, <text:time style:data-style-name="N2" text:time-value="16:24:30.2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0T16:35:12.945000000</dc:date>
    <dc:creator>Никита Валерьевич Мамай</dc:creator>
    <meta:editing-duration>P2DT5H24M51S</meta:editing-duration>
    <meta:editing-cycles>411</meta:editing-cycles>
    <meta:generator>LibreOffice/7.5.3.2$Windows_X86_64 LibreOffice_project/9f56dff12ba03b9acd7730a5a481eea045e468f3</meta:generator>
    <meta:document-statistic meta:table-count="3" meta:cell-count="2047" meta:object-count="0"/>
  </office:meta>
</office:document-meta>
</file>